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ff000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000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7">
      <style:drawing-page-properties draw:fill="gradient" draw:fill-gradient-name="a11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3">
      <style:drawing-page-properties draw:fill="gradient" draw:fill-gradient-name="a10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262626"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5">
      <style:drawing-page-properties draw:fill="gradient" draw:fill-gradient-name="a15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4">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3">
      <style:drawing-page-properties draw:fill="gradient" draw:fill-gradient-name="a14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0.5in" fo:margin-left="0.57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0.5in" fo:margin-left="1.15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5in" fo:margin-left="1.15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0.5in" fo:margin-left="1.15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7">
      <style:drawing-page-properties draw:fill="gradient" draw:fill-gradient-name="a13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5in" fo:margin-left="0.57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0.5in" fo:margin-left="0.9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0.5in" fo:margin-left="1.4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0.5in" fo:margin-left="0.9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0.5in" fo:margin-left="0.9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0.5in" fo:margin-left="0.9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2">
      <style:drawing-page-properties draw:fill="gradient" draw:fill-gradient-name="a15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0">
      <style:paragraph-properties fo:line-height="90%" fo:text-align="left" style:tab-stop-distance="0.5in" fo:margin-left="0.57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gradient" draw:fill-gradient-name="a13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gradient" draw:fill-gradient-name="a14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262626" style:text-line-through-type="none" style:text-line-through-style="none" style:text-line-through-width="auto" style:text-line-through-color="font-color" style:text-position="0% 100%" fo:font-family="Consolas" style:font-family-generic="modern" style:font-pitch="fixed"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262626" style:text-line-through-type="none" style:text-line-through-style="none" style:text-line-through-width="auto" style:text-line-through-color="font-color" style:text-position="0% 100%" fo:font-family="Consolas" style:font-family-generic="modern" style:font-pitch="fixed"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gradient" draw:fill-gradient-name="a12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6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9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7">
      <style:drawing-page-properties draw:fill="gradient" draw:fill-gradient-name="a11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262626"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808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808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1">
      <style:paragraph-properties fo:line-height="70%" fo:text-align="left" style:tab-stop-distance="0.5in" fo:margin-left="0.5833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7">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71">
      <style:drawing-page-properties draw:fill="gradient" draw:fill-gradient-name="a12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03">
      <style:drawing-page-properties draw:fill="gradient" draw:fill-gradient-name="a16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ff"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70%" fo:text-align="left" style:tab-stop-distance="0.5in" fo:margin-left="1.0208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29">
      <style:drawing-page-properties draw:fill="gradient" draw:fill-gradient-name="a10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262626"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ff000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000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gradient" draw:fill-gradient-name="a11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8">
      <style:drawing-page-properties draw:fill="gradient" draw:fill-gradient-name="a9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6">
      <style:drawing-page-properties draw:fill="gradient" draw:fill-gradient-name="a15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gradient" draw:fill-gradient-name="a9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262626"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70%" fo:text-align="left" style:tab-stop-distance="0.5in" fo:margin-left="0.5833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style:font-family-complex="Consolas" style:font-family-generic-complex="modern"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70%" fo:text-align="left" style:tab-stop-distance="0.5in" fo:margin-left="0.58333in" fo:margin-right="0in" fo:text-indent="-0.58333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5">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28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5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008">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3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8">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5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0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7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20">
      <text:list-level-style-number text:level="1" style:num-format="1" style:num-suffix=".">
        <style:list-level-properties text:space-before="0.075in" text:min-label-width="0.5in"/>
        <style:text-properties fo:color="#a53010" fo:font-family="Century Gothic" fo:font-size="100%"/>
      </text:list-level-style-number>
      <text:list-level-style-number text:level="2" style:num-format="1" style:num-suffix=".">
        <style:list-level-properties text:space-before="0.5125in" text:min-label-width="0.5in"/>
        <style:text-properties fo:color="#a53010" fo:font-family="Century Gothic" fo:font-size="100%"/>
      </text:list-level-style-number>
      <text:list-level-style-number text:level="3" style:num-format="1" style:num-suffix=".">
        <style:list-level-properties text:space-before="0.95in" text:min-label-width="0.5in"/>
        <style:text-properties fo:color="#a53010" fo:font-family="Century Gothic" fo:font-size="100%"/>
      </text:list-level-style-number>
      <text:list-level-style-number text:level="4" style:num-format="1" style:num-suffix=".">
        <style:list-level-properties text:space-before="1.45in" text:min-label-width="0.5in"/>
        <style:text-properties fo:color="#a53010" fo:font-family="Century Gothic" fo:font-size="100%"/>
      </text:list-level-style-number>
      <text:list-level-style-number text:level="5" style:num-format="1" style:num-suffix=".">
        <style:list-level-properties text:space-before="1.95in" text:min-label-width="0.5in"/>
        <style:text-properties fo:color="#a53010" fo:font-family="Century Gothic" fo:font-size="100%"/>
      </text:list-level-style-number>
      <text:list-level-style-number text:level="6" style:num-format="1" style:num-suffix=".">
        <style:list-level-properties text:space-before="2.45in" text:min-label-width="0.5in"/>
        <style:text-properties fo:color="#a53010" fo:font-family="Century Gothic" fo:font-size="100%"/>
      </text:list-level-style-number>
      <text:list-level-style-number text:level="7" style:num-format="1" style:num-suffix=".">
        <style:list-level-properties text:space-before="2.95in" text:min-label-width="0.5in"/>
        <style:text-properties fo:color="#a53010" fo:font-family="Century Gothic" fo:font-size="100%"/>
      </text:list-level-style-number>
      <text:list-level-style-number text:level="8" style:num-format="1" style:num-suffix=".">
        <style:list-level-properties text:space-before="3.45in" text:min-label-width="0.5in"/>
        <style:text-properties fo:color="#a53010" fo:font-family="Century Gothic" fo:font-size="100%"/>
      </text:list-level-style-number>
      <text:list-level-style-number text:level="9" style:num-format="1" style:num-suffix=".">
        <style:list-level-properties text:space-before="3.95in" text:min-label-width="0.5in"/>
        <style:text-properties fo:color="#a53010" fo:font-family="Century Gothic" fo:font-size="100%"/>
      </text:list-level-style-number>
    </text:list-style>
    <text:list-style style:name="a11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23">
      <text:list-level-style-number text:level="1" style:num-format="1" style:num-suffix=".">
        <style:list-level-properties text:space-before="0.2175in" text:min-label-width="0.5in"/>
        <style:text-properties fo:color="#a53010" fo:font-family="Century Gothic" fo:font-size="100%"/>
      </text:list-level-style-number>
      <text:list-level-style-number text:level="2" style:num-format="1" style:num-suffix=".">
        <style:list-level-properties text:space-before="0.655in" text:min-label-width="0.5in"/>
        <style:text-properties fo:color="#a53010" fo:font-family="Century Gothic" fo:font-size="100%"/>
      </text:list-level-style-number>
      <text:list-level-style-number text:level="3" style:num-format="1" style:num-suffix=".">
        <style:list-level-properties text:space-before="1.0925in" text:min-label-width="0.5in"/>
        <style:text-properties fo:color="#a53010" fo:font-family="Century Gothic" fo:font-size="100%"/>
      </text:list-level-style-number>
      <text:list-level-style-number text:level="4" style:num-format="1" style:num-suffix=".">
        <style:list-level-properties text:space-before="1.5925in" text:min-label-width="0.5in"/>
        <style:text-properties fo:color="#a53010" fo:font-family="Century Gothic" fo:font-size="100%"/>
      </text:list-level-style-number>
      <text:list-level-style-number text:level="5" style:num-format="1" style:num-suffix=".">
        <style:list-level-properties text:space-before="2.0925in" text:min-label-width="0.5in"/>
        <style:text-properties fo:color="#a53010" fo:font-family="Century Gothic" fo:font-size="100%"/>
      </text:list-level-style-number>
      <text:list-level-style-number text:level="6" style:num-format="1" style:num-suffix=".">
        <style:list-level-properties text:space-before="2.5925in" text:min-label-width="0.5in"/>
        <style:text-properties fo:color="#a53010" fo:font-family="Century Gothic" fo:font-size="100%"/>
      </text:list-level-style-number>
      <text:list-level-style-number text:level="7" style:num-format="1" style:num-suffix=".">
        <style:list-level-properties text:space-before="3.0925in" text:min-label-width="0.5in"/>
        <style:text-properties fo:color="#a53010" fo:font-family="Century Gothic" fo:font-size="100%"/>
      </text:list-level-style-number>
      <text:list-level-style-number text:level="8" style:num-format="1" style:num-suffix=".">
        <style:list-level-properties text:space-before="3.5925in" text:min-label-width="0.5in"/>
        <style:text-properties fo:color="#a53010" fo:font-family="Century Gothic" fo:font-size="100%"/>
      </text:list-level-style-number>
      <text:list-level-style-number text:level="9" style:num-format="1" style:num-suffix=".">
        <style:list-level-properties text:space-before="4.0925in" text:min-label-width="0.5in"/>
        <style:text-properties fo:color="#a53010" fo:font-family="Century Gothic" fo:font-size="100%"/>
      </text:list-level-style-number>
    </text:list-style>
    <text:list-style style:name="a11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26">
      <text:list-level-style-number text:level="1" style:num-format="1" style:num-suffix=".">
        <style:list-level-properties text:space-before="0.2175in" text:min-label-width="0.5in"/>
        <style:text-properties fo:color="#a53010" fo:font-family="Century Gothic" fo:font-size="100%"/>
      </text:list-level-style-number>
      <text:list-level-style-number text:level="2" style:num-format="1" style:num-suffix=".">
        <style:list-level-properties text:space-before="0.655in" text:min-label-width="0.5in"/>
        <style:text-properties fo:color="#a53010" fo:font-family="Century Gothic" fo:font-size="100%"/>
      </text:list-level-style-number>
      <text:list-level-style-number text:level="3" style:num-format="1" style:num-suffix=".">
        <style:list-level-properties text:space-before="1.0925in" text:min-label-width="0.5in"/>
        <style:text-properties fo:color="#a53010" fo:font-family="Century Gothic" fo:font-size="100%"/>
      </text:list-level-style-number>
      <text:list-level-style-number text:level="4" style:num-format="1" style:num-suffix=".">
        <style:list-level-properties text:space-before="1.5925in" text:min-label-width="0.5in"/>
        <style:text-properties fo:color="#a53010" fo:font-family="Century Gothic" fo:font-size="100%"/>
      </text:list-level-style-number>
      <text:list-level-style-number text:level="5" style:num-format="1" style:num-suffix=".">
        <style:list-level-properties text:space-before="2.0925in" text:min-label-width="0.5in"/>
        <style:text-properties fo:color="#a53010" fo:font-family="Century Gothic" fo:font-size="100%"/>
      </text:list-level-style-number>
      <text:list-level-style-number text:level="6" style:num-format="1" style:num-suffix=".">
        <style:list-level-properties text:space-before="2.5925in" text:min-label-width="0.5in"/>
        <style:text-properties fo:color="#a53010" fo:font-family="Century Gothic" fo:font-size="100%"/>
      </text:list-level-style-number>
      <text:list-level-style-number text:level="7" style:num-format="1" style:num-suffix=".">
        <style:list-level-properties text:space-before="3.0925in" text:min-label-width="0.5in"/>
        <style:text-properties fo:color="#a53010" fo:font-family="Century Gothic" fo:font-size="100%"/>
      </text:list-level-style-number>
      <text:list-level-style-number text:level="8" style:num-format="1" style:num-suffix=".">
        <style:list-level-properties text:space-before="3.5925in" text:min-label-width="0.5in"/>
        <style:text-properties fo:color="#a53010" fo:font-family="Century Gothic" fo:font-size="100%"/>
      </text:list-level-style-number>
      <text:list-level-style-number text:level="9" style:num-format="1" style:num-suffix=".">
        <style:list-level-properties text:space-before="4.0925in" text:min-label-width="0.5in"/>
        <style:text-properties fo:color="#a53010" fo:font-family="Century Gothic" fo:font-size="100%"/>
      </text:list-level-style-number>
    </text:list-style>
    <text:list-style style:name="a1429">
      <text:list-level-style-number text:level="1" style:num-format="1" style:num-suffix=".">
        <style:list-level-properties text:space-before="0.2175in" text:min-label-width="0.5in"/>
        <style:text-properties fo:color="#a53010" fo:font-family="Century Gothic" fo:font-size="100%"/>
      </text:list-level-style-number>
      <text:list-level-style-number text:level="2" style:num-format="1" style:num-suffix=".">
        <style:list-level-properties text:space-before="0.655in" text:min-label-width="0.5in"/>
        <style:text-properties fo:color="#a53010" fo:font-family="Century Gothic" fo:font-size="100%"/>
      </text:list-level-style-number>
      <text:list-level-style-number text:level="3" style:num-format="1" style:num-suffix=".">
        <style:list-level-properties text:space-before="1.0925in" text:min-label-width="0.5in"/>
        <style:text-properties fo:color="#a53010" fo:font-family="Century Gothic" fo:font-size="100%"/>
      </text:list-level-style-number>
      <text:list-level-style-number text:level="4" style:num-format="1" style:num-suffix=".">
        <style:list-level-properties text:space-before="1.5925in" text:min-label-width="0.5in"/>
        <style:text-properties fo:color="#a53010" fo:font-family="Century Gothic" fo:font-size="100%"/>
      </text:list-level-style-number>
      <text:list-level-style-number text:level="5" style:num-format="1" style:num-suffix=".">
        <style:list-level-properties text:space-before="2.0925in" text:min-label-width="0.5in"/>
        <style:text-properties fo:color="#a53010" fo:font-family="Century Gothic" fo:font-size="100%"/>
      </text:list-level-style-number>
      <text:list-level-style-number text:level="6" style:num-format="1" style:num-suffix=".">
        <style:list-level-properties text:space-before="2.5925in" text:min-label-width="0.5in"/>
        <style:text-properties fo:color="#a53010" fo:font-family="Century Gothic" fo:font-size="100%"/>
      </text:list-level-style-number>
      <text:list-level-style-number text:level="7" style:num-format="1" style:num-suffix=".">
        <style:list-level-properties text:space-before="3.0925in" text:min-label-width="0.5in"/>
        <style:text-properties fo:color="#a53010" fo:font-family="Century Gothic" fo:font-size="100%"/>
      </text:list-level-style-number>
      <text:list-level-style-number text:level="8" style:num-format="1" style:num-suffix=".">
        <style:list-level-properties text:space-before="3.5925in" text:min-label-width="0.5in"/>
        <style:text-properties fo:color="#a53010" fo:font-family="Century Gothic" fo:font-size="100%"/>
      </text:list-level-style-number>
      <text:list-level-style-number text:level="9" style:num-format="1" style:num-suffix=".">
        <style:list-level-properties text:space-before="4.0925in" text:min-label-width="0.5in"/>
        <style:text-properties fo:color="#a53010" fo:font-family="Century Gothic" fo:font-size="100%"/>
      </text:list-level-style-number>
    </text:list-style>
    <text:list-style style:name="a129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4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1">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0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4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9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4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4">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017">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5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9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9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1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31">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6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4">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8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18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34">
      <text:list-level-style-number text:level="1" style:num-format="1" style:num-suffix=".">
        <style:list-level-properties text:space-before="0.075in" text:min-label-width="0.5in"/>
        <style:text-properties fo:color="#a53010" fo:font-family="Century Gothic" fo:font-size="100%"/>
      </text:list-level-style-number>
      <text:list-level-style-number text:level="2" style:num-format="1" style:num-suffix=".">
        <style:list-level-properties text:space-before="0.5125in" text:min-label-width="0.5in"/>
        <style:text-properties fo:color="#a53010" fo:font-family="Century Gothic" fo:font-size="100%"/>
      </text:list-level-style-number>
      <text:list-level-style-number text:level="3" style:num-format="1" style:num-suffix=".">
        <style:list-level-properties text:space-before="0.95in" text:min-label-width="0.5in"/>
        <style:text-properties fo:color="#a53010" fo:font-family="Century Gothic" fo:font-size="100%"/>
      </text:list-level-style-number>
      <text:list-level-style-number text:level="4" style:num-format="1" style:num-suffix=".">
        <style:list-level-properties text:space-before="1.45in" text:min-label-width="0.5in"/>
        <style:text-properties fo:color="#a53010" fo:font-family="Century Gothic" fo:font-size="100%"/>
      </text:list-level-style-number>
      <text:list-level-style-number text:level="5" style:num-format="1" style:num-suffix=".">
        <style:list-level-properties text:space-before="1.95in" text:min-label-width="0.5in"/>
        <style:text-properties fo:color="#a53010" fo:font-family="Century Gothic" fo:font-size="100%"/>
      </text:list-level-style-number>
      <text:list-level-style-number text:level="6" style:num-format="1" style:num-suffix=".">
        <style:list-level-properties text:space-before="2.45in" text:min-label-width="0.5in"/>
        <style:text-properties fo:color="#a53010" fo:font-family="Century Gothic" fo:font-size="100%"/>
      </text:list-level-style-number>
      <text:list-level-style-number text:level="7" style:num-format="1" style:num-suffix=".">
        <style:list-level-properties text:space-before="2.95in" text:min-label-width="0.5in"/>
        <style:text-properties fo:color="#a53010" fo:font-family="Century Gothic" fo:font-size="100%"/>
      </text:list-level-style-number>
      <text:list-level-style-number text:level="8" style:num-format="1" style:num-suffix=".">
        <style:list-level-properties text:space-before="3.45in" text:min-label-width="0.5in"/>
        <style:text-properties fo:color="#a53010" fo:font-family="Century Gothic" fo:font-size="100%"/>
      </text:list-level-style-number>
      <text:list-level-style-number text:level="9" style:num-format="1" style:num-suffix=".">
        <style:list-level-properties text:space-before="3.95in" text:min-label-width="0.5in"/>
        <style:text-properties fo:color="#a53010" fo:font-family="Century Gothic" fo:font-size="100%"/>
      </text:list-level-style-number>
    </text:list-style>
    <text:list-style style:name="a1437">
      <text:list-level-style-number text:level="1" style:num-format="1" style:num-suffix=".">
        <style:list-level-properties text:space-before="0in" text:min-label-width="0.5in"/>
        <style:text-properties fo:color="#a53010" fo:font-family="Century Gothic" fo:font-size="100%"/>
      </text:list-level-style-number>
      <text:list-level-style-number text:level="2" style:num-format="1" style:num-suffix=".">
        <style:list-level-properties text:space-before="0.4in" text:min-label-width="0.5in"/>
        <style:text-properties fo:color="#a53010" fo:font-family="Century Gothic" fo:font-size="100%"/>
      </text:list-level-style-number>
      <text:list-level-style-number text:level="3" style:num-format="1" style:num-suffix=".">
        <style:list-level-properties text:space-before="0.8375in" text:min-label-width="0.5in"/>
        <style:text-properties fo:color="#a53010" fo:font-family="Century Gothic" fo:font-size="100%"/>
      </text:list-level-style-number>
      <text:list-level-style-number text:level="4" style:num-format="1" style:num-suffix=".">
        <style:list-level-properties text:space-before="1.3375in" text:min-label-width="0.5in"/>
        <style:text-properties fo:color="#a53010" fo:font-family="Century Gothic" fo:font-size="100%"/>
      </text:list-level-style-number>
      <text:list-level-style-number text:level="5" style:num-format="1" style:num-suffix=".">
        <style:list-level-properties text:space-before="1.8375in" text:min-label-width="0.5in"/>
        <style:text-properties fo:color="#a53010" fo:font-family="Century Gothic" fo:font-size="100%"/>
      </text:list-level-style-number>
      <text:list-level-style-number text:level="6" style:num-format="1" style:num-suffix=".">
        <style:list-level-properties text:space-before="2.3375in" text:min-label-width="0.5in"/>
        <style:text-properties fo:color="#a53010" fo:font-family="Century Gothic" fo:font-size="100%"/>
      </text:list-level-style-number>
      <text:list-level-style-number text:level="7" style:num-format="1" style:num-suffix=".">
        <style:list-level-properties text:space-before="2.8375in" text:min-label-width="0.5in"/>
        <style:text-properties fo:color="#a53010" fo:font-family="Century Gothic" fo:font-size="100%"/>
      </text:list-level-style-number>
      <text:list-level-style-number text:level="8" style:num-format="1" style:num-suffix=".">
        <style:list-level-properties text:space-before="3.3375in" text:min-label-width="0.5in"/>
        <style:text-properties fo:color="#a53010" fo:font-family="Century Gothic" fo:font-size="100%"/>
      </text:list-level-style-number>
      <text:list-level-style-number text:level="9" style:num-format="1" style:num-suffix=".">
        <style:list-level-properties text:space-before="3.8375in" text:min-label-width="0.5in"/>
        <style:text-properties fo:color="#a53010" fo:font-family="Century Gothic" fo:font-size="100%"/>
      </text:list-level-style-number>
    </text:list-style>
    <text:list-style style:name="a14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8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0">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2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3">
      <text:list-level-style-number text:level="1" style:num-format="1" style:num-suffix=".">
        <style:list-level-properties text:space-before="0in" text:min-label-width="0.58333in"/>
        <style:text-properties fo:color="#a53010" fo:font-size="100%"/>
      </text:list-level-style-number>
      <text:list-level-style-number text:level="2" style:num-format="1" style:num-suffix=".">
        <style:list-level-properties text:space-before="0.4375in" text:min-label-width="0.58333in"/>
        <style:text-properties fo:color="#a53010" fo:font-size="100%"/>
      </text:list-level-style-number>
      <text:list-level-style-number text:level="3" style:num-format="1" style:num-suffix=".">
        <style:list-level-properties text:space-before="0.875in" text:min-label-width="0.58333in"/>
        <style:text-properties fo:color="#a53010" fo:font-size="100%"/>
      </text:list-level-style-number>
      <text:list-level-style-number text:level="4" style:num-format="1" style:num-suffix=".">
        <style:list-level-properties text:space-before="1.375in" text:min-label-width="0.58333in"/>
        <style:text-properties fo:color="#a53010" fo:font-size="100%"/>
      </text:list-level-style-number>
      <text:list-level-style-number text:level="5" style:num-format="1" style:num-suffix=".">
        <style:list-level-properties text:space-before="1.875in" text:min-label-width="0.58333in"/>
        <style:text-properties fo:color="#a53010" fo:font-size="100%"/>
      </text:list-level-style-number>
      <text:list-level-style-number text:level="6" style:num-format="1" style:num-suffix=".">
        <style:list-level-properties text:space-before="2.375in" text:min-label-width="0.58333in"/>
        <style:text-properties fo:color="#a53010" fo:font-size="100%"/>
      </text:list-level-style-number>
      <text:list-level-style-number text:level="7" style:num-format="1" style:num-suffix=".">
        <style:list-level-properties text:space-before="2.875in" text:min-label-width="0.58333in"/>
        <style:text-properties fo:color="#a53010" fo:font-size="100%"/>
      </text:list-level-style-number>
      <text:list-level-style-number text:level="8" style:num-format="1" style:num-suffix=".">
        <style:list-level-properties text:space-before="3.375in" text:min-label-width="0.58333in"/>
        <style:text-properties fo:color="#a53010" fo:font-size="100%"/>
      </text:list-level-style-number>
      <text:list-level-style-number text:level="9" style:num-format="1" style:num-suffix=".">
        <style:list-level-properties text:space-before="3.875in" text:min-label-width="0.58333in"/>
        <style:text-properties fo:color="#a53010" fo:font-size="100%"/>
      </text:list-level-style-number>
    </text:list-style>
    <text:list-style style:name="a150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5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5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2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4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4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19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6">
      <text:list-level-style-number text:level="1" style:num-format="">
        <style:list-level-properties text:space-before="0in" text:min-label-width="0.58333in"/>
      </text:list-level-style-number>
      <text:list-level-style-number text:level="2" style:num-format="">
        <style:list-level-properties text:space-before="0.4375in" text:min-label-width="0.58333in"/>
      </text:list-level-style-number>
      <text:list-level-style-number text:level="3" style:num-format="">
        <style:list-level-properties text:space-before="0.875in" text:min-label-width="0.58333in"/>
      </text:list-level-style-number>
      <text:list-level-style-number text:level="4" style:num-format="">
        <style:list-level-properties text:space-before="1.375in" text:min-label-width="0.58333in"/>
      </text:list-level-style-number>
      <text:list-level-style-number text:level="5" style:num-format="">
        <style:list-level-properties text:space-before="1.875in" text:min-label-width="0.58333in"/>
      </text:list-level-style-number>
      <text:list-level-style-number text:level="6" style:num-format="">
        <style:list-level-properties text:space-before="2.375in" text:min-label-width="0.58333in"/>
      </text:list-level-style-number>
      <text:list-level-style-number text:level="7" style:num-format="">
        <style:list-level-properties text:space-before="2.875in" text:min-label-width="0.58333in"/>
      </text:list-level-style-number>
      <text:list-level-style-number text:level="8" style:num-format="">
        <style:list-level-properties text:space-before="3.375in" text:min-label-width="0.58333in"/>
      </text:list-level-style-number>
      <text:list-level-style-number text:level="9" style:num-format="">
        <style:list-level-properties text:space-before="3.875in" text:min-label-width="0.58333in"/>
      </text:list-level-style-number>
    </text:list-style>
    <text:list-style style:name="a114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9">
      <text:list-level-style-number text:level="1" style:num-format="">
        <style:list-level-properties text:space-before="0in" text:min-label-width="0.58333in"/>
      </text:list-level-style-number>
      <text:list-level-style-number text:level="2" style:num-format="">
        <style:list-level-properties text:space-before="0.4375in" text:min-label-width="0.58333in"/>
      </text:list-level-style-number>
      <text:list-level-style-number text:level="3" style:num-format="">
        <style:list-level-properties text:space-before="0.875in" text:min-label-width="0.58333in"/>
      </text:list-level-style-number>
      <text:list-level-style-number text:level="4" style:num-format="">
        <style:list-level-properties text:space-before="1.375in" text:min-label-width="0.58333in"/>
      </text:list-level-style-number>
      <text:list-level-style-number text:level="5" style:num-format="">
        <style:list-level-properties text:space-before="1.875in" text:min-label-width="0.58333in"/>
      </text:list-level-style-number>
      <text:list-level-style-number text:level="6" style:num-format="">
        <style:list-level-properties text:space-before="2.375in" text:min-label-width="0.58333in"/>
      </text:list-level-style-number>
      <text:list-level-style-number text:level="7" style:num-format="">
        <style:list-level-properties text:space-before="2.875in" text:min-label-width="0.58333in"/>
      </text:list-level-style-number>
      <text:list-level-style-number text:level="8" style:num-format="">
        <style:list-level-properties text:space-before="3.375in" text:min-label-width="0.58333in"/>
      </text:list-level-style-number>
      <text:list-level-style-number text:level="9" style:num-format="">
        <style:list-level-properties text:space-before="3.875in" text:min-label-width="0.58333in"/>
      </text:list-level-style-number>
    </text:list-style>
    <text:list-style style:name="a14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9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49">
      <text:list-level-style-number text:level="1" style:num-format="1" style:num-suffix=".">
        <style:list-level-properties text:space-before="0.025in" text:min-label-width="0.5in"/>
        <style:text-properties fo:color="#a53010" fo:font-family="Century Gothic" fo:font-size="100%"/>
      </text:list-level-style-number>
      <text:list-level-style-number text:level="2" style:num-format="1" style:num-suffix=".">
        <style:list-level-properties text:space-before="0.4625in" text:min-label-width="0.5in"/>
        <style:text-properties fo:color="#a53010" fo:font-family="Century Gothic" fo:font-size="100%"/>
      </text:list-level-style-number>
      <text:list-level-style-number text:level="3" style:num-format="1" style:num-suffix=".">
        <style:list-level-properties text:space-before="0.9in" text:min-label-width="0.5in"/>
        <style:text-properties fo:color="#a53010" fo:font-family="Century Gothic" fo:font-size="100%"/>
      </text:list-level-style-number>
      <text:list-level-style-number text:level="4" style:num-format="1" style:num-suffix=".">
        <style:list-level-properties text:space-before="1.4in" text:min-label-width="0.5in"/>
        <style:text-properties fo:color="#a53010" fo:font-family="Century Gothic" fo:font-size="100%"/>
      </text:list-level-style-number>
      <text:list-level-style-number text:level="5" style:num-format="1" style:num-suffix=".">
        <style:list-level-properties text:space-before="1.9in" text:min-label-width="0.5in"/>
        <style:text-properties fo:color="#a53010" fo:font-family="Century Gothic" fo:font-size="100%"/>
      </text:list-level-style-number>
      <text:list-level-style-number text:level="6" style:num-format="1" style:num-suffix=".">
        <style:list-level-properties text:space-before="2.4in" text:min-label-width="0.5in"/>
        <style:text-properties fo:color="#a53010" fo:font-family="Century Gothic" fo:font-size="100%"/>
      </text:list-level-style-number>
      <text:list-level-style-number text:level="7" style:num-format="1" style:num-suffix=".">
        <style:list-level-properties text:space-before="2.9in" text:min-label-width="0.5in"/>
        <style:text-properties fo:color="#a53010" fo:font-family="Century Gothic" fo:font-size="100%"/>
      </text:list-level-style-number>
      <text:list-level-style-number text:level="8" style:num-format="1" style:num-suffix=".">
        <style:list-level-properties text:space-before="3.4in" text:min-label-width="0.5in"/>
        <style:text-properties fo:color="#a53010" fo:font-family="Century Gothic" fo:font-size="100%"/>
      </text:list-level-style-number>
      <text:list-level-style-number text:level="9" style:num-format="1" style:num-suffix=".">
        <style:list-level-properties text:space-before="3.9in" text:min-label-width="0.5in"/>
        <style:text-properties fo:color="#a53010" fo:font-family="Century Gothic" fo:font-size="100%"/>
      </text:list-level-style-number>
    </text:list-style>
    <text:list-style style:name="a12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3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8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6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3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8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0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5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0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0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52">
      <text:list-level-style-number text:level="1" style:num-format="1" style:num-suffix=".">
        <style:list-level-properties text:space-before="0in" text:min-label-width="0.5in"/>
        <style:text-properties fo:color="#a53010" fo:font-family="Century Gothic" fo:font-size="100%"/>
      </text:list-level-style-number>
      <text:list-level-style-number text:level="2" style:num-format="1" style:num-suffix=".">
        <style:list-level-properties text:space-before="0.4in" text:min-label-width="0.5in"/>
        <style:text-properties fo:color="#a53010" fo:font-family="Century Gothic" fo:font-size="100%"/>
      </text:list-level-style-number>
      <text:list-level-style-number text:level="3" style:num-format="1" style:num-suffix=".">
        <style:list-level-properties text:space-before="0.8375in" text:min-label-width="0.5in"/>
        <style:text-properties fo:color="#a53010" fo:font-family="Century Gothic" fo:font-size="100%"/>
      </text:list-level-style-number>
      <text:list-level-style-number text:level="4" style:num-format="1" style:num-suffix=".">
        <style:list-level-properties text:space-before="1.3375in" text:min-label-width="0.5in"/>
        <style:text-properties fo:color="#a53010" fo:font-family="Century Gothic" fo:font-size="100%"/>
      </text:list-level-style-number>
      <text:list-level-style-number text:level="5" style:num-format="1" style:num-suffix=".">
        <style:list-level-properties text:space-before="1.8375in" text:min-label-width="0.5in"/>
        <style:text-properties fo:color="#a53010" fo:font-family="Century Gothic" fo:font-size="100%"/>
      </text:list-level-style-number>
      <text:list-level-style-number text:level="6" style:num-format="1" style:num-suffix=".">
        <style:list-level-properties text:space-before="2.3375in" text:min-label-width="0.5in"/>
        <style:text-properties fo:color="#a53010" fo:font-family="Century Gothic" fo:font-size="100%"/>
      </text:list-level-style-number>
      <text:list-level-style-number text:level="7" style:num-format="1" style:num-suffix=".">
        <style:list-level-properties text:space-before="2.8375in" text:min-label-width="0.5in"/>
        <style:text-properties fo:color="#a53010" fo:font-family="Century Gothic" fo:font-size="100%"/>
      </text:list-level-style-number>
      <text:list-level-style-number text:level="8" style:num-format="1" style:num-suffix=".">
        <style:list-level-properties text:space-before="3.3375in" text:min-label-width="0.5in"/>
        <style:text-properties fo:color="#a53010" fo:font-family="Century Gothic" fo:font-size="100%"/>
      </text:list-level-style-number>
      <text:list-level-style-number text:level="9" style:num-format="1" style:num-suffix=".">
        <style:list-level-properties text:space-before="3.8375in" text:min-label-width="0.5in"/>
        <style:text-properties fo:color="#a53010" fo:font-family="Century Gothic" fo:font-size="100%"/>
      </text:list-level-style-number>
    </text:list-style>
    <text:list-style style:name="a14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55">
      <text:list-level-style-number text:level="1" style:num-format="1" style:num-suffix=".">
        <style:list-level-properties text:space-before="0in" text:min-label-width="0.5in"/>
        <style:text-properties fo:color="#a53010" fo:font-family="Century Gothic" fo:font-size="100%"/>
      </text:list-level-style-number>
      <text:list-level-style-number text:level="2" style:num-format="1" style:num-suffix=".">
        <style:list-level-properties text:space-before="0.4in" text:min-label-width="0.5in"/>
        <style:text-properties fo:color="#a53010" fo:font-family="Century Gothic" fo:font-size="100%"/>
      </text:list-level-style-number>
      <text:list-level-style-number text:level="3" style:num-format="1" style:num-suffix=".">
        <style:list-level-properties text:space-before="0.8375in" text:min-label-width="0.5in"/>
        <style:text-properties fo:color="#a53010" fo:font-family="Century Gothic" fo:font-size="100%"/>
      </text:list-level-style-number>
      <text:list-level-style-number text:level="4" style:num-format="1" style:num-suffix=".">
        <style:list-level-properties text:space-before="1.3375in" text:min-label-width="0.5in"/>
        <style:text-properties fo:color="#a53010" fo:font-family="Century Gothic" fo:font-size="100%"/>
      </text:list-level-style-number>
      <text:list-level-style-number text:level="5" style:num-format="1" style:num-suffix=".">
        <style:list-level-properties text:space-before="1.8375in" text:min-label-width="0.5in"/>
        <style:text-properties fo:color="#a53010" fo:font-family="Century Gothic" fo:font-size="100%"/>
      </text:list-level-style-number>
      <text:list-level-style-number text:level="6" style:num-format="1" style:num-suffix=".">
        <style:list-level-properties text:space-before="2.3375in" text:min-label-width="0.5in"/>
        <style:text-properties fo:color="#a53010" fo:font-family="Century Gothic" fo:font-size="100%"/>
      </text:list-level-style-number>
      <text:list-level-style-number text:level="7" style:num-format="1" style:num-suffix=".">
        <style:list-level-properties text:space-before="2.8375in" text:min-label-width="0.5in"/>
        <style:text-properties fo:color="#a53010" fo:font-family="Century Gothic" fo:font-size="100%"/>
      </text:list-level-style-number>
      <text:list-level-style-number text:level="8" style:num-format="1" style:num-suffix=".">
        <style:list-level-properties text:space-before="3.3375in" text:min-label-width="0.5in"/>
        <style:text-properties fo:color="#a53010" fo:font-family="Century Gothic" fo:font-size="100%"/>
      </text:list-level-style-number>
      <text:list-level-style-number text:level="9" style:num-format="1" style:num-suffix=".">
        <style:list-level-properties text:space-before="3.8375in" text:min-label-width="0.5in"/>
        <style:text-properties fo:color="#a53010" fo:font-family="Century Gothic" fo:font-size="100%"/>
      </text:list-level-style-number>
    </text:list-style>
    <text:list-style style:name="a14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58">
      <text:list-level-style-number text:level="1" style:num-format="1" style:num-suffix=".">
        <style:list-level-properties text:space-before="0in" text:min-label-width="0.5in"/>
        <style:text-properties fo:color="#a53010" fo:font-family="Century Gothic" fo:font-size="100%"/>
      </text:list-level-style-number>
      <text:list-level-style-number text:level="2" style:num-format="1" style:num-suffix=".">
        <style:list-level-properties text:space-before="0.4in" text:min-label-width="0.5in"/>
        <style:text-properties fo:color="#a53010" fo:font-family="Century Gothic" fo:font-size="100%"/>
      </text:list-level-style-number>
      <text:list-level-style-number text:level="3" style:num-format="1" style:num-suffix=".">
        <style:list-level-properties text:space-before="0.8375in" text:min-label-width="0.5in"/>
        <style:text-properties fo:color="#a53010" fo:font-family="Century Gothic" fo:font-size="100%"/>
      </text:list-level-style-number>
      <text:list-level-style-number text:level="4" style:num-format="1" style:num-suffix=".">
        <style:list-level-properties text:space-before="1.3375in" text:min-label-width="0.5in"/>
        <style:text-properties fo:color="#a53010" fo:font-family="Century Gothic" fo:font-size="100%"/>
      </text:list-level-style-number>
      <text:list-level-style-number text:level="5" style:num-format="1" style:num-suffix=".">
        <style:list-level-properties text:space-before="1.8375in" text:min-label-width="0.5in"/>
        <style:text-properties fo:color="#a53010" fo:font-family="Century Gothic" fo:font-size="100%"/>
      </text:list-level-style-number>
      <text:list-level-style-number text:level="6" style:num-format="1" style:num-suffix=".">
        <style:list-level-properties text:space-before="2.3375in" text:min-label-width="0.5in"/>
        <style:text-properties fo:color="#a53010" fo:font-family="Century Gothic" fo:font-size="100%"/>
      </text:list-level-style-number>
      <text:list-level-style-number text:level="7" style:num-format="1" style:num-suffix=".">
        <style:list-level-properties text:space-before="2.8375in" text:min-label-width="0.5in"/>
        <style:text-properties fo:color="#a53010" fo:font-family="Century Gothic" fo:font-size="100%"/>
      </text:list-level-style-number>
      <text:list-level-style-number text:level="8" style:num-format="1" style:num-suffix=".">
        <style:list-level-properties text:space-before="3.3375in" text:min-label-width="0.5in"/>
        <style:text-properties fo:color="#a53010" fo:font-family="Century Gothic" fo:font-size="100%"/>
      </text:list-level-style-number>
      <text:list-level-style-number text:level="9" style:num-format="1" style:num-suffix=".">
        <style:list-level-properties text:space-before="3.8375in" text:min-label-width="0.5in"/>
        <style:text-properties fo:color="#a53010" fo:font-family="Century Gothic" fo:font-size="100%"/>
      </text:list-level-style-number>
    </text:list-style>
    <text:list-style style:name="a122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2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7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2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7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6">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09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7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9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1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6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61">
      <text:list-level-style-number text:level="1" style:num-format="1" style:num-suffix=".">
        <style:list-level-properties text:space-before="0.075in" text:min-label-width="0.5in"/>
        <style:text-properties fo:color="#a53010" fo:font-family="Century Gothic" fo:font-size="100%"/>
      </text:list-level-style-number>
      <text:list-level-style-number text:level="2" style:num-format="1" style:num-suffix=".">
        <style:list-level-properties text:space-before="0.5125in" text:min-label-width="0.5in"/>
        <style:text-properties fo:color="#a53010" fo:font-family="Century Gothic" fo:font-size="100%"/>
      </text:list-level-style-number>
      <text:list-level-style-number text:level="3" style:num-format="1" style:num-suffix=".">
        <style:list-level-properties text:space-before="0.95in" text:min-label-width="0.5in"/>
        <style:text-properties fo:color="#a53010" fo:font-family="Century Gothic" fo:font-size="100%"/>
      </text:list-level-style-number>
      <text:list-level-style-number text:level="4" style:num-format="1" style:num-suffix=".">
        <style:list-level-properties text:space-before="1.45in" text:min-label-width="0.5in"/>
        <style:text-properties fo:color="#a53010" fo:font-family="Century Gothic" fo:font-size="100%"/>
      </text:list-level-style-number>
      <text:list-level-style-number text:level="5" style:num-format="1" style:num-suffix=".">
        <style:list-level-properties text:space-before="1.95in" text:min-label-width="0.5in"/>
        <style:text-properties fo:color="#a53010" fo:font-family="Century Gothic" fo:font-size="100%"/>
      </text:list-level-style-number>
      <text:list-level-style-number text:level="6" style:num-format="1" style:num-suffix=".">
        <style:list-level-properties text:space-before="2.45in" text:min-label-width="0.5in"/>
        <style:text-properties fo:color="#a53010" fo:font-family="Century Gothic" fo:font-size="100%"/>
      </text:list-level-style-number>
      <text:list-level-style-number text:level="7" style:num-format="1" style:num-suffix=".">
        <style:list-level-properties text:space-before="2.95in" text:min-label-width="0.5in"/>
        <style:text-properties fo:color="#a53010" fo:font-family="Century Gothic" fo:font-size="100%"/>
      </text:list-level-style-number>
      <text:list-level-style-number text:level="8" style:num-format="1" style:num-suffix=".">
        <style:list-level-properties text:space-before="3.45in" text:min-label-width="0.5in"/>
        <style:text-properties fo:color="#a53010" fo:font-family="Century Gothic" fo:font-size="100%"/>
      </text:list-level-style-number>
      <text:list-level-style-number text:level="9" style:num-format="1" style:num-suffix=".">
        <style:list-level-properties text:space-before="3.95in" text:min-label-width="0.5in"/>
        <style:text-properties fo:color="#a53010" fo:font-family="Century Gothic" fo:font-size="100%"/>
      </text:list-level-style-number>
    </text:list-style>
    <text:list-style style:name="a14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8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02">
      <text:list-level-style-number text:level="1" style:num-format="">
        <style:list-level-properties text:space-before="0in" text:min-label-width="0.58333in"/>
      </text:list-level-style-number>
      <text:list-level-style-number text:level="2" style:num-format="">
        <style:list-level-properties text:space-before="0.4375in" text:min-label-width="0.58333in"/>
      </text:list-level-style-number>
      <text:list-level-style-number text:level="3" style:num-format="">
        <style:list-level-properties text:space-before="0.875in" text:min-label-width="0.58333in"/>
      </text:list-level-style-number>
      <text:list-level-style-number text:level="4" style:num-format="">
        <style:list-level-properties text:space-before="1.375in" text:min-label-width="0.58333in"/>
      </text:list-level-style-number>
      <text:list-level-style-number text:level="5" style:num-format="">
        <style:list-level-properties text:space-before="1.875in" text:min-label-width="0.58333in"/>
      </text:list-level-style-number>
      <text:list-level-style-number text:level="6" style:num-format="">
        <style:list-level-properties text:space-before="2.375in" text:min-label-width="0.58333in"/>
      </text:list-level-style-number>
      <text:list-level-style-number text:level="7" style:num-format="">
        <style:list-level-properties text:space-before="2.875in" text:min-label-width="0.58333in"/>
      </text:list-level-style-number>
      <text:list-level-style-number text:level="8" style:num-format="">
        <style:list-level-properties text:space-before="3.375in" text:min-label-width="0.58333in"/>
      </text:list-level-style-number>
      <text:list-level-style-number text:level="9" style:num-format="">
        <style:list-level-properties text:space-before="3.875in" text:min-label-width="0.58333in"/>
      </text:list-level-style-number>
    </text:list-style>
    <text:list-style style:name="a12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978" draw:master-page-name="Master1-Layout1-title-Title-Slide" presentation:presentation-page-layout-name="Master1-PPL1" draw:id="Slide-256">
        <draw:frame draw:id="id570" presentation:style-name="a982" draw:name="Title 1" svg:x="2.12425in" svg:y="2.75in" svg:width="7.21834in" svg:height="2.47461in" presentation:class="title" presentation:placeholder="false">
          <draw:text-box>
            <text:p text:style-name="a981" text:class-names="" text:cond-style-name=""><text:span text:style-name="a979" text:class-names="">Week 2</text:span><text:span text:style-name="a980" text:class-names=""/></text:p>
          </draw:text-box>
          <svg:title/>
          <svg:desc/>
        </draw:frame>
        <draw:frame draw:id="id571" presentation:style-name="a988" draw:name="Subtitle 2" svg:x="2.12425in" svg:y="5.22461in" svg:width="7.21834in" svg:height="1.23172in" presentation:class="subtitle" presentation:placeholder="false">
          <draw:text-box>
            <text:p text:style-name="a987" text:class-names="" text:cond-style-name=""><text:span text:style-name="a983" text:class-names="">Conditionals, Lists</text:span><text:span text:style-name="a984" text:class-names="">, Tuple,<text:s text:c="1"/></text:span><text:span text:style-name="a985" text:class-names="">Dictionaries</text:span><text:span text:style-name="a986" text:class-names=""/></text:p>
          </draw:text-box>
          <svg:title/>
          <svg:desc/>
        </draw:frame>
      </draw:page>
      <draw:page draw:name="Slide4" draw:style-name="a990" draw:master-page-name="Master1-Layout2-obj-Title-and-Content" presentation:presentation-page-layout-name="Master1-PPL2" draw:id="Slide-259">
        <draw:frame draw:id="id572" presentation:style-name="a993" draw:name="Rectangle 6" svg:x="0.7029in" svg:y="1.50611in" svg:width="9in" svg:height="0.68229in" presentation:class="title" presentation:placeholder="false">
          <draw:text-box>
            <text:p text:style-name="a992" text:class-names="" text:cond-style-name=""><text:span text:style-name="a991" text:class-names="">Conditions: Boolean</text:span></text:p>
          </draw:text-box>
          <svg:title/>
          <svg:desc/>
        </draw:frame>
        <draw:frame draw:id="id573" presentation:style-name="a1024" draw:name="Rectangle 3" svg:x="0.7752in" svg:y="2.56771in" svg:width="8.23264in" svg:height="4.83333in" presentation:class="outline" presentation:placeholder="false">
          <draw:text-box>
            <text:list text:style-name="a996">
              <text:list-item>
                <text:p text:style-name="a995" text:class-names="" text:cond-style-name=""><text:span text:style-name="a994" text:class-names="">Expression that is either true or false.</text:span></text:p>
              </text:list-item>
            </text:list>
            <text:list text:style-name="a999">
              <text:list-item>
                <text:p text:style-name="a998" text:class-names="" text:cond-style-name=""><text:span text:style-name="a997" text:class-names=""/></text:p>
              </text:list-item>
            </text:list>
            <text:list text:style-name="a1002">
              <text:list-item>
                <text:p text:style-name="a1001" text:class-names="" text:cond-style-name=""><text:span text:style-name="a1000" text:class-names="">“False “ in Python:</text:span></text:p>
              </text:list-item>
            </text:list>
            <text:list text:style-name="a1005">
              <text:list-item>
                <text:list text:style-name="a1005">
                  <text:list-item>
                    <text:p text:style-name="a1004" text:class-names="" text:cond-style-name=""><text:span text:style-name="a1003" text:class-names="">False</text:span></text:p>
                  </text:list-item>
                </text:list>
              </text:list-item>
            </text:list>
            <text:list text:style-name="a1008">
              <text:list-item>
                <text:list text:style-name="a1008">
                  <text:list-item>
                    <text:p text:style-name="a1007" text:class-names="" text:cond-style-name=""><text:span text:style-name="a1006" text:class-names="">None</text:span></text:p>
                  </text:list-item>
                </text:list>
              </text:list-item>
            </text:list>
            <text:list text:style-name="a1011">
              <text:list-item>
                <text:list text:style-name="a1011">
                  <text:list-item>
                    <text:p text:style-name="a1010" text:class-names="" text:cond-style-name=""><text:span text:style-name="a1009" text:class-names="">0</text:span></text:p>
                  </text:list-item>
                </text:list>
              </text:list-item>
            </text:list>
            <text:list text:style-name="a1014">
              <text:list-item>
                <text:list text:style-name="a1014">
                  <text:list-item>
                    <text:p text:style-name="a1013" text:class-names="" text:cond-style-name=""><text:span text:style-name="a1012" text:class-names="">“”<text:tab/></text:span></text:p>
                  </text:list-item>
                </text:list>
              </text:list-item>
            </text:list>
            <text:list text:style-name="a1017">
              <text:list-item>
                <text:list text:style-name="a1017">
                  <text:list-item>
                    <text:p text:style-name="a1016" text:class-names="" text:cond-style-name=""><text:span text:style-name="a1015" text:class-names="">()<text:tab/></text:span></text:p>
                  </text:list-item>
                </text:list>
              </text:list-item>
            </text:list>
            <text:list text:style-name="a1020">
              <text:list-item>
                <text:list text:style-name="a1020">
                  <text:list-item>
                    <text:p text:style-name="a1019" text:class-names="" text:cond-style-name=""><text:span text:style-name="a1018" text:class-names="">[]<text:tab/></text:span></text:p>
                  </text:list-item>
                </text:list>
              </text:list-item>
            </text:list>
            <text:list text:style-name="a1023">
              <text:list-item>
                <text:list text:style-name="a1023">
                  <text:list-item>
                    <text:p text:style-name="a1022" text:class-names="" text:cond-style-name=""><text:span text:style-name="a1021" text:class-names="">{}</text:span></text:p>
                  </text:list-item>
                </text:list>
              </text:list-item>
            </text:list>
          </draw:text-box>
          <svg:title/>
          <svg:desc/>
        </draw:frame>
        <draw:frame draw:id="id574" draw:style-name="a1027" draw:name="Text Box 5" svg:x="0.66667in" svg:y="4.58333in" svg:width="0.20139in" svg:height="0.40104in">
          <draw:text-box>
            <text:p text:style-name="a1026" text:class-names="" text:cond-style-name=""><text:span text:style-name="a1025" text:class-names=""/></text:p>
          </draw:text-box>
          <svg:title/>
          <svg:desc/>
        </draw:frame>
      </draw:page>
      <draw:page draw:name="Slide5" draw:style-name="a1029" draw:master-page-name="Master1-Layout2-obj-Title-and-Content" presentation:presentation-page-layout-name="Master1-PPL2" draw:id="Slide-260">
        <draw:frame draw:id="id575" presentation:style-name="a1032" draw:name="Rectangle 5" svg:x="1.07836in" svg:y="1.40278in" svg:width="7.68235in" svg:height="0.75in" presentation:class="title" presentation:placeholder="false">
          <draw:text-box>
            <text:p text:style-name="a1031" text:class-names="" text:cond-style-name=""><text:span text:style-name="a1030" text:class-names="">Boolean Evaluation</text:span></text:p>
          </draw:text-box>
          <svg:title/>
          <svg:desc/>
        </draw:frame>
        <draw:frame draw:id="id576" presentation:style-name="a1068" draw:name="Rectangle 3" svg:x="1.08333in" svg:y="2.41667in" svg:width="7.91667in" svg:height="4.90278in" presentation:class="outline" presentation:placeholder="false">
          <draw:text-box>
            <text:list text:style-name="a1037">
              <text:list-item>
                <text:p text:style-name="a1036" text:class-names="" text:cond-style-name=""><text:span text:style-name="a1033" text:class-names="">==</text:span><text:span text:style-name="a1034" text:class-names=""><text:s text:c="1"/>is a<text:s text:c="1"/></text:span><text:span text:style-name="a1035" text:class-names="">comparison operator</text:span></text:p>
              </text:list-item>
            </text:list>
            <text:list text:style-name="a1040">
              <text:list-item>
                <text:p text:style-name="a1039" text:class-names="" text:cond-style-name=""><text:span text:style-name="a1038" text:class-names=""><text:tab/></text:span></text:p>
              </text:list-item>
            </text:list>
            <text:list text:style-name="a1043">
              <text:list-item>
                <text:p text:style-name="a1042" text:class-names="" text:cond-style-name=""><text:span text:style-name="a1041" text:class-names="">others are:</text:span></text:p>
              </text:list-item>
            </text:list>
            <text:list text:style-name="a1046">
              <text:list-item>
                <text:list text:style-name="a1046">
                  <text:list-item>
                    <text:p text:style-name="a1045" text:class-names="" text:cond-style-name=""><text:span text:style-name="a1044" text:class-names="">x != y <text:tab/>x is not equal to y</text:span></text:p>
                  </text:list-item>
                </text:list>
              </text:list-item>
            </text:list>
            <text:list text:style-name="a1049">
              <text:list-item>
                <text:list text:style-name="a1049">
                  <text:list-item>
                    <text:p text:style-name="a1048" text:class-names="" text:cond-style-name=""><text:span text:style-name="a1047" text:class-names="">x &gt; y <text:tab/>x is greater than y</text:span></text:p>
                  </text:list-item>
                </text:list>
              </text:list-item>
            </text:list>
            <text:list text:style-name="a1052">
              <text:list-item>
                <text:list text:style-name="a1052">
                  <text:list-item>
                    <text:p text:style-name="a1051" text:class-names="" text:cond-style-name=""><text:span text:style-name="a1050" text:class-names="">x &lt; y <text:tab/>x is less than y</text:span></text:p>
                  </text:list-item>
                </text:list>
              </text:list-item>
            </text:list>
            <text:list text:style-name="a1055">
              <text:list-item>
                <text:list text:style-name="a1055">
                  <text:list-item>
                    <text:p text:style-name="a1054" text:class-names="" text:cond-style-name=""><text:span text:style-name="a1053" text:class-names="">x &gt;= y <text:tab/>x is greater than or equal to y</text:span></text:p>
                  </text:list-item>
                </text:list>
              </text:list-item>
            </text:list>
            <text:list text:style-name="a1058">
              <text:list-item>
                <text:list text:style-name="a1058">
                  <text:list-item>
                    <text:p text:style-name="a1057" text:class-names="" text:cond-style-name=""><text:span text:style-name="a1056" text:class-names="">x &lt;= y <text:tab/>x is less than or equal to y</text:span></text:p>
                  </text:list-item>
                </text:list>
              </text:list-item>
            </text:list>
            <text:list text:style-name="a1061">
              <text:list-item>
                <text:p text:style-name="a1060" text:class-names="" text:cond-style-name=""><text:span text:style-name="a1059" text:class-names=""/></text:p>
              </text:list-item>
            </text:list>
            <text:list text:style-name="a1067">
              <text:list-item>
                <text:p text:style-name="a1066" text:class-names="" text:cond-style-name=""><text:span text:style-name="a1062" text:class-names="">=<text:s text:c="1"/></text:span><text:span text:style-name="a1063" text:class-names="">is the<text:s text:c="1"/></text:span><text:span text:style-name="a1064" text:class-names="">assignment operator</text:span><text:span text:style-name="a1065" text:class-names=""/></text:p>
              </text:list-item>
            </text:list>
          </draw:text-box>
          <svg:title/>
          <svg:desc/>
        </draw:frame>
        <draw:frame draw:id="id577" draw:style-name="a1071" draw:name="Text Box 4" svg:x="0.66667in" svg:y="4.58333in" svg:width="0.20139in" svg:height="0.40104in">
          <draw:text-box>
            <text:p text:style-name="a1070" text:class-names="" text:cond-style-name=""><text:span text:style-name="a1069" text:class-names=""/></text:p>
          </draw:text-box>
          <svg:title/>
          <svg:desc/>
        </draw:frame>
      </draw:page>
      <draw:page draw:name="Slide6" draw:style-name="a1073" draw:master-page-name="Master1-Layout2-obj-Title-and-Content" presentation:presentation-page-layout-name="Master1-PPL2" draw:id="Slide-261">
        <draw:frame draw:id="id578" presentation:style-name="a1076" draw:name="Rectangle 5" svg:x="0.86806in" svg:y="1.5in" svg:width="7.68235in" svg:height="0.75in" presentation:class="title" presentation:placeholder="false">
          <draw:text-box>
            <text:p text:style-name="a1075" text:class-names="" text:cond-style-name=""><text:span text:style-name="a1074" text:class-names="">Logical Operators</text:span></text:p>
          </draw:text-box>
          <svg:title/>
          <svg:desc/>
        </draw:frame>
        <draw:frame draw:id="id579" presentation:style-name="a1112" draw:name="Rectangle 3" svg:x="0.86806in" svg:y="2.54167in" svg:width="8.39931in" svg:height="4.25in" presentation:class="outline" presentation:placeholder="false">
          <draw:text-box>
            <text:list text:style-name="a1085">
              <text:list-item>
                <text:p text:style-name="a1084" text:class-names="" text:cond-style-name=""><text:span text:style-name="a1077" text:class-names="">Three logical operators:<text:s text:c="1"/></text:span><text:span text:style-name="a1078" text:class-names="">and</text:span><text:span text:style-name="a1079" text:class-names="">,<text:s text:c="1"/></text:span><text:span text:style-name="a1080" text:class-names="">or</text:span><text:span text:style-name="a1081" text:class-names="">, and<text:s text:c="1"/></text:span><text:span text:style-name="a1082" text:class-names="">not</text:span><text:span text:style-name="a1083" text:class-names="">.<text:s text:c="1"/></text:span></text:p>
              </text:list-item>
            </text:list>
            <text:list text:style-name="a1088">
              <text:list-item>
                <text:p text:style-name="a1087" text:class-names="" text:cond-style-name=""><text:span text:style-name="a1086" text:class-names=""/></text:p>
              </text:list-item>
            </text:list>
            <text:list text:style-name="a1091">
              <text:list-item>
                <text:p text:style-name="a1090" text:class-names="" text:cond-style-name=""><text:span text:style-name="a1089" text:class-names="">Meaning of these operators similar to their meaning in English.<text:s text:c="1"/></text:span></text:p>
              </text:list-item>
            </text:list>
            <text:list text:style-name="a1094">
              <text:list-item>
                <text:p text:style-name="a1093" text:class-names="" text:cond-style-name=""><text:span text:style-name="a1092" text:class-names=""><text:tab/></text:span></text:p>
              </text:list-item>
            </text:list>
            <text:list text:style-name="a1097">
              <text:list-item>
                <text:p text:style-name="a1096" text:class-names="" text:cond-style-name=""><text:span text:style-name="a1095" text:class-names=""><text:tab/>For example,<text:s text:c="1"/></text:span></text:p>
              </text:list-item>
            </text:list>
            <text:list text:style-name="a1100">
              <text:list-item>
                <text:p text:style-name="a1099" text:class-names="" text:cond-style-name=""><text:span text:style-name="a1098" text:class-names=""/></text:p>
              </text:list-item>
            </text:list>
            <text:list text:style-name="a1105">
              <text:list-item>
                <text:p text:style-name="a1104" text:class-names="" text:cond-style-name=""><text:span text:style-name="a1101" text:class-names=""><text:tab/><text:tab/></text:span><text:span text:style-name="a1102" text:class-names="">x &gt; 0 and x &lt; 10</text:span><text:span text:style-name="a1103" text:class-names=""><text:s text:c="1"/></text:span></text:p>
              </text:list-item>
            </text:list>
            <text:list text:style-name="a1108">
              <text:list-item>
                <text:p text:style-name="a1107" text:class-names="" text:cond-style-name=""><text:span text:style-name="a1106" text:class-names=""/></text:p>
              </text:list-item>
            </text:list>
            <text:list text:style-name="a1111">
              <text:list-item>
                <text:p text:style-name="a1110" text:class-names="" text:cond-style-name=""><text:span text:style-name="a1109" text:class-names=""><text:tab/>is true only if x is greater than 0 and less than 10 (if both conditions are true</text:span></text:p>
              </text:list-item>
            </text:list>
          </draw:text-box>
          <svg:title/>
          <svg:desc/>
        </draw:frame>
        <draw:frame draw:id="id580" draw:style-name="a1115" draw:name="Text Box 4" svg:x="0.66667in" svg:y="4.58333in" svg:width="0.20139in" svg:height="0.40104in">
          <draw:text-box>
            <text:p text:style-name="a1114" text:class-names="" text:cond-style-name=""><text:span text:style-name="a1113" text:class-names=""/></text:p>
          </draw:text-box>
          <svg:title/>
          <svg:desc/>
        </draw:frame>
      </draw:page>
      <draw:page draw:name="Slide7" draw:style-name="a1117" draw:master-page-name="Master1-Layout2-obj-Title-and-Content" presentation:presentation-page-layout-name="Master1-PPL2" draw:id="Slide-262">
        <draw:frame draw:id="id581" presentation:style-name="a1120" draw:name="Rectangle 2" svg:x="1.58333in" svg:y="0.51587in" svg:width="7.20604in" svg:height="1.4008in" presentation:class="title" presentation:placeholder="false">
          <draw:text-box>
            <text:p text:style-name="a1119" text:class-names="" text:cond-style-name=""><text:span text:style-name="a1118" text:class-names="">Conditional Statements</text:span></text:p>
          </draw:text-box>
          <svg:title/>
          <svg:desc/>
        </draw:frame>
        <draw:frame draw:id="id582" presentation:style-name="a1161" draw:name="Rectangle 3" svg:x="1.08333in" svg:y="1.5in" svg:width="7.875in" svg:height="5.58333in" presentation:class="outline" presentation:placeholder="false">
          <draw:text-box>
            <text:list text:style-name="a1126">
              <text:list-item>
                <text:p text:style-name="a1125" text:class-names="" text:cond-style-name=""><text:span text:style-name="a1121" text:class-names="">Conditional statement:<text:s text:c="1"/></text:span><text:span text:style-name="a1122" text:class-names="">if…</text:span><text:span text:style-name="a1123" text:class-names="">elif</text:span><text:span text:style-name="a1124" text:class-names="">…else</text:span></text:p>
              </text:list-item>
            </text:list>
            <text:list text:style-name="a1131">
              <text:list-item>
                <text:list text:style-name="a1131">
                  <text:list-item>
                    <text:p text:style-name="a1130" text:class-names="" text:cond-style-name=""><text:span text:style-name="a1127" text:class-names="">if</text:span><text:span text:style-name="a1128" text:class-names=""><text:s text:c="1"/>x == 1</text:span><text:span text:style-name="a1129" text:class-names="">:</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print “x is 1”</text:span></text:p>
                      </text:list-item>
                    </text:list>
                  </text:list-item>
                </text:list>
              </text:list-item>
            </text:list>
            <text:list text:style-name="a1139">
              <text:list-item>
                <text:list text:style-name="a1139">
                  <text:list-item>
                    <text:p text:style-name="a1138" text:class-names="" text:cond-style-name=""><text:span text:style-name="a1135" text:class-names="">elif</text:span><text:span text:style-name="a1136" text:class-names=""><text:s text:c="1"/>x == 2</text:span><text:span text:style-name="a1137" text:class-names="">:</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print “x is 2”</text:span></text:p>
                      </text:list-item>
                    </text:list>
                  </text:list-item>
                </text:list>
              </text:list-item>
            </text:list>
            <text:list text:style-name="a1145">
              <text:list-item>
                <text:list text:style-name="a1145">
                  <text:list-item>
                    <text:p text:style-name="a1144" text:class-names="" text:cond-style-name=""><text:span text:style-name="a1143" text:class-names="">else:<text:s text:c="1"/></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print “x is not 1 or 2”</text:span></text:p>
                      </text:list-item>
                    </text:list>
                  </text:list-item>
                </text:list>
              </text:list-item>
            </text:list>
            <text:list text:style-name="a1153">
              <text:list-item>
                <text:p text:style-name="a1152" text:class-names="" text:cond-style-name=""><text:span text:style-name="a1149" text:class-names="">colons</text:span><text:span text:style-name="a1150" text:class-names=""><text:s text:c="1"/></text:span><text:span text:style-name="a1151" text:class-names="">are used at the end of each condition (:)</text:span></text:p>
              </text:list-item>
            </text:list>
            <text:list text:style-name="a1157">
              <text:list-item>
                <text:p text:style-name="a1156" text:class-names="" text:cond-style-name=""><text:span text:style-name="a1154" text:class-names="">indentation</text:span><text:span text:style-name="a1155" text:class-names=""><text:s text:c="1"/>defines what executes for each condition</text:span></text:p>
              </text:list-item>
            </text:list>
            <text:list text:style-name="a1160">
              <text:list-item>
                <text:list text:style-name="a1160">
                  <text:list-item>
                    <text:list text:style-name="a1160">
                      <text:list-item>
                        <text:p text:style-name="a1159" text:class-names="" text:cond-style-name=""><text:span text:style-name="a1158" text:class-names=""/></text:p>
                      </text:list-item>
                    </text:list>
                  </text:list-item>
                </text:list>
              </text:list-item>
            </text:list>
          </draw:text-box>
          <svg:title/>
          <svg:desc/>
        </draw:frame>
      </draw:page>
      <draw:page draw:name="Slide20" draw:style-name="a1163" draw:master-page-name="Master1-Layout2-obj-Title-and-Content" presentation:presentation-page-layout-name="Master1-PPL2" draw:id="Slide-275">
        <draw:frame draw:id="id583" presentation:style-name="a1167" draw:name="Title 1" svg:x="2.1273in" svg:y="0.68253in" svg:width="7.20604in" svg:height="1.4008in" presentation:class="title" presentation:placeholder="false">
          <draw:text-box>
            <text:p text:style-name="a1166" text:class-names="" text:cond-style-name=""><text:span text:style-name="a1164" text:class-names="">Code it up!</text:span><text:span text:style-name="a1165" text:class-names=""/></text:p>
          </draw:text-box>
          <svg:title/>
          <svg:desc/>
        </draw:frame>
        <draw:frame draw:id="id584" presentation:style-name="a1195" draw:name="Content Placeholder 2" svg:x="2.12425in" svg:y="2.33333in" svg:width="7.20908in" svg:height="4.13126in" presentation:class="outline" presentation:placeholder="false">
          <draw:text-box>
            <text:list text:style-name="a1170">
              <text:list-item>
                <text:p text:style-name="a1169" text:class-names="" text:cond-style-name=""><text:span text:style-name="a1168" text:class-names="">d = 0</text:span></text:p>
              </text:list-item>
            </text:list>
            <text:list text:style-name="a1173">
              <text:list-item>
                <text:p text:style-name="a1172" text:class-names="" text:cond-style-name=""><text:span text:style-name="a1171" text:class-names="">If d == False: print ‘David doesn’t know what he is doing again!’</text:span></text:p>
              </text:list-item>
            </text:list>
            <text:list text:style-name="a1176">
              <text:list-item>
                <text:p text:style-name="a1175" text:class-names="" text:cond-style-name=""><text:span text:style-name="a1174" text:class-names="">If d == True: print ‘Well maybe he does know a few things’</text:span></text:p>
              </text:list-item>
            </text:list>
            <text:list text:style-name="a1179">
              <text:list-item>
                <text:p text:style-name="a1178" text:class-names="" text:cond-style-name=""><text:span text:style-name="a1177" text:class-names=""/></text:p>
              </text:list-item>
            </text:list>
            <text:list text:style-name="a1182">
              <text:list-item>
                <text:p text:style-name="a1181" text:class-names="" text:cond-style-name=""><text:span text:style-name="a1180" text:class-names="">Write a program that prompts the user to input a string.</text:span></text:p>
              </text:list-item>
            </text:list>
            <text:list text:style-name="a1185">
              <text:list-item>
                <text:list text:style-name="a1185">
                  <text:list-item>
                    <text:p text:style-name="a1184" text:class-names="" text:cond-style-name=""><text:span text:style-name="a1183" text:class-names="">Statement = input(‘Please enter something: ’).</text:span></text:p>
                  </text:list-item>
                </text:list>
              </text:list-item>
            </text:list>
            <text:list text:style-name="a1188">
              <text:list-item>
                <text:list text:style-name="a1188">
                  <text:list-item>
                    <text:p text:style-name="a1187" text:class-names="" text:cond-style-name=""><text:span text:style-name="a1186" text:class-names="">If the users input a value, print out the input statement.</text:span></text:p>
                  </text:list-item>
                </text:list>
              </text:list-item>
            </text:list>
            <text:list text:style-name="a1191">
              <text:list-item>
                <text:list text:style-name="a1191">
                  <text:list-item>
                    <text:p text:style-name="a1190" text:class-names="" text:cond-style-name=""><text:span text:style-name="a1189" text:class-names="">If there is nothing input, print.<text:s text:c="1"/></text:span></text:p>
                  </text:list-item>
                </text:list>
              </text:list-item>
            </text:list>
            <text:list text:style-name="a1194">
              <text:list-item>
                <text:list text:style-name="a1194">
                  <text:list-item>
                    <text:list text:style-name="a1194">
                      <text:list-item>
                        <text:p text:style-name="a1193" text:class-names="" text:cond-style-name=""><text:span text:style-name="a1192" text:class-names="">You didn’t enter anything.</text:span></text:p>
                      </text:list-item>
                    </text:list>
                  </text:list-item>
                </text:list>
              </text:list-item>
            </text:list>
          </draw:text-box>
          <svg:title/>
          <svg:desc/>
        </draw:frame>
      </draw:page>
      <draw:page draw:name="Slide8" draw:style-name="a1197" draw:master-page-name="Master1-Layout2-obj-Title-and-Content" presentation:presentation-page-layout-name="Master1-PPL2" draw:id="Slide-263">
        <draw:frame draw:id="id585" presentation:style-name="a1201" draw:name="Title 1" svg:x="2.1273in" svg:y="0.68253in" svg:width="7.20604in" svg:height="1.4008in" presentation:class="title" presentation:placeholder="false">
          <draw:text-box>
            <text:p text:style-name="a1200" text:class-names="" text:cond-style-name=""><text:span text:style-name="a1198" text:class-names="">Sequences</text:span><text:span text:style-name="a1199" text:class-names=""/></text:p>
          </draw:text-box>
          <svg:title/>
          <svg:desc/>
        </draw:frame>
        <draw:frame draw:id="id586" presentation:style-name="a1228" draw:name="Content Placeholder 2" svg:x="2.12425in" svg:y="2.33333in" svg:width="7.20908in" svg:height="4.13126in" presentation:class="outline" presentation:placeholder="false">
          <draw:text-box>
            <text:list text:style-name="a1204">
              <text:list-item>
                <text:p text:style-name="a1203" text:class-names="" text:cond-style-name=""><text:span text:style-name="a1202" text:class-names="">String</text:span></text:p>
              </text:list-item>
            </text:list>
            <text:list text:style-name="a1207">
              <text:list-item>
                <text:p text:style-name="a1206" text:class-names="" text:cond-style-name=""><text:span text:style-name="a1205" text:class-names="">Unicode string</text:span></text:p>
              </text:list-item>
            </text:list>
            <text:list text:style-name="a1210">
              <text:list-item>
                <text:p text:style-name="a1209" text:class-names="" text:cond-style-name=""><text:span text:style-name="a1208" text:class-names="">Tuples</text:span></text:p>
              </text:list-item>
            </text:list>
            <text:list text:style-name="a1214">
              <text:list-item>
                <text:list text:style-name="a1214">
                  <text:list-item>
                    <text:p text:style-name="a1213" text:class-names="" text:cond-style-name=""><text:span text:style-name="a1211" text:class-names="">Myfirsttuple</text:span><text:span text:style-name="a1212" text:class-names=""><text:s text:c="1"/>= <text:s text:c="1"/>(‘something’, ‘thing2’)</text:span></text:p>
                  </text:list-item>
                </text:list>
              </text:list-item>
            </text:list>
            <text:list text:style-name="a1217">
              <text:list-item>
                <text:p text:style-name="a1216" text:class-names="" text:cond-style-name=""><text:span text:style-name="a1215" text:class-names="">Lists</text:span></text:p>
              </text:list-item>
            </text:list>
            <text:list text:style-name="a1221">
              <text:list-item>
                <text:list text:style-name="a1221">
                  <text:list-item>
                    <text:p text:style-name="a1220" text:class-names="" text:cond-style-name=""><text:span text:style-name="a1218" text:class-names="">Mylist</text:span><text:span text:style-name="a1219" text:class-names=""><text:s text:c="1"/>= [‘something’, ‘thing2’]</text:span></text:p>
                  </text:list-item>
                </text:list>
              </text:list-item>
            </text:list>
            <text:list text:style-name="a1224">
              <text:list-item>
                <text:list text:style-name="a1224">
                  <text:list-item>
                    <text:p text:style-name="a1223" text:class-names="" text:cond-style-name=""><text:span text:style-name="a1222" text:class-names=""/></text:p>
                  </text:list-item>
                </text:list>
              </text:list-item>
            </text:list>
            <text:list text:style-name="a1227">
              <text:list-item>
                <text:p text:style-name="a1226" text:class-names="" text:cond-style-name=""><text:span text:style-name="a1225" text:class-names="">Have similar methods/functions</text:span></text:p>
              </text:list-item>
            </text:list>
          </draw:text-box>
          <svg:title/>
          <svg:desc/>
        </draw:frame>
      </draw:page>
      <draw:page draw:name="Slide25" draw:style-name="a1230" draw:master-page-name="Master1-Layout2-obj-Title-and-Content" presentation:presentation-page-layout-name="Master1-PPL2" draw:id="Slide-280">
        <draw:frame draw:id="id587" presentation:style-name="a1234" draw:name="Title 1" svg:x="2.1273in" svg:y="0.68253in" svg:width="7.20604in" svg:height="1.4008in" presentation:class="title" presentation:placeholder="false">
          <draw:text-box>
            <text:p text:style-name="a1233" text:class-names="" text:cond-style-name=""><text:span text:style-name="a1231" text:class-names="">Strings are Sequences</text:span><text:span text:style-name="a1232" text:class-names=""/></text:p>
          </draw:text-box>
          <svg:title/>
          <svg:desc/>
        </draw:frame>
        <draw:frame draw:id="id588" presentation:style-name="a1269" draw:name="Content Placeholder 2" svg:x="2.12425in" svg:y="2.33333in" svg:width="7.20908in" svg:height="4.13126in" presentation:class="outline" presentation:placeholder="false">
          <draw:text-box>
            <text:list text:style-name="a1238">
              <text:list-item>
                <text:p text:style-name="a1237" text:class-names="" text:cond-style-name=""><text:span text:style-name="a1235" text:class-names="">String</text:span><text:span text:style-name="a1236" text:class-names="">: a sequence of characters</text:span></text:p>
              </text:list-item>
            </text:list>
            <text:list text:style-name="a1245">
              <text:list-item>
                <text:p text:style-name="a1244" text:class-names="" text:cond-style-name=""><text:span text:style-name="a1239" text:class-names="">Strings are surrounded by double<text:s text:c="1"/></text:span><text:span text:style-name="a1240" text:class-names="">(“)</text:span><text:span text:style-name="a1241" text:class-names=""><text:s text:c="1"/>or single<text:s text:c="1"/></text:span><text:span text:style-name="a1242" text:class-names="">(‘)</text:span><text:span text:style-name="a1243" text:class-names=""><text:s text:c="1"/>quotes</text:span></text:p>
              </text:list-item>
            </text:list>
            <text:list text:style-name="a1248">
              <text:list-item>
                <text:p text:style-name="a1247" text:class-names="" text:cond-style-name=""><text:span text:style-name="a1246" text:class-names="">Are immutable; can be combined (concatenated); sliced</text:span></text:p>
              </text:list-item>
            </text:list>
            <text:list text:style-name="a1256">
              <text:list-item>
                <text:p text:style-name="a1255" text:class-names="" text:cond-style-name=""><text:span text:style-name="a1249" text:class-names="">Methods:<text:s text:c="1"/></text:span><text:span text:style-name="a1250" text:class-names="">capitalize, upper, lower, count, find, replace,<text:s text:c="1"/></text:span><text:span text:style-name="a1251" text:class-names="">endswith</text:span><text:span text:style-name="a1252" text:class-names="">,<text:s text:c="1"/></text:span><text:span text:style-name="a1253" text:class-names="">isspace</text:span><text:span text:style-name="a1254" text:class-names=""/></text:p>
              </text:list-item>
            </text:list>
            <text:list text:style-name="a1259">
              <text:list-item>
                <text:p text:style-name="a1258" text:class-names="" text:cond-style-name=""><text:span text:style-name="a1257" text:class-names="">Handling long strings</text:span></text:p>
              </text:list-item>
            </text:list>
            <text:list text:style-name="a1262">
              <text:list-item>
                <text:p text:style-name="a1261" text:class-names="" text:cond-style-name=""><text:span text:style-name="a1260" text:class-names="">String multiplication</text:span></text:p>
              </text:list-item>
            </text:list>
            <text:list text:style-name="a1265">
              <text:list-item>
                <text:p text:style-name="a1264" text:class-names="" text:cond-style-name=""><text:span text:style-name="a1263" text:class-names="">File paths as strings</text:span></text:p>
              </text:list-item>
            </text:list>
            <text:list text:style-name="a1268">
              <text:list-item>
                <text:p text:style-name="a1267" text:class-names="" text:cond-style-name=""><text:span text:style-name="a1266" text:class-names=""/></text:p>
              </text:list-item>
            </text:list>
          </draw:text-box>
          <svg:title/>
          <svg:desc/>
        </draw:frame>
      </draw:page>
      <draw:page draw:name="Slide21" draw:style-name="a1271" draw:master-page-name="Master1-Layout2-obj-Title-and-Content" presentation:presentation-page-layout-name="Master1-PPL2" draw:id="Slide-276">
        <draw:frame draw:id="id589" presentation:style-name="a1275" draw:name="Title 1" svg:x="2.1273in" svg:y="0.68253in" svg:width="7.20604in" svg:height="1.4008in" presentation:class="title" presentation:placeholder="false">
          <draw:text-box>
            <text:p text:style-name="a1274" text:class-names="" text:cond-style-name=""><text:span text:style-name="a1272" text:class-names="">Using Sequences</text:span><text:span text:style-name="a1273" text:class-names=""/></text:p>
          </draw:text-box>
          <svg:title/>
          <svg:desc/>
        </draw:frame>
        <draw:frame draw:id="id590" presentation:style-name="a1305" draw:name="Content Placeholder 2" svg:x="2.12425in" svg:y="2.33333in" svg:width="7.20908in" svg:height="4.13126in" presentation:class="outline" presentation:placeholder="false">
          <draw:text-box>
            <text:list text:style-name="a1278">
              <text:list-item>
                <text:p text:style-name="a1277" text:class-names="" text:cond-style-name=""><text:span text:style-name="a1276" text:class-names="">Indexed collections of values</text:span></text:p>
              </text:list-item>
            </text:list>
            <text:list text:style-name="a1281">
              <text:list-item>
                <text:list text:style-name="a1281">
                  <text:list-item>
                    <text:p text:style-name="a1280" text:class-names="" text:cond-style-name=""><text:span text:style-name="a1279" text:class-names="">strings, lists, tuples</text:span></text:p>
                  </text:list-item>
                </text:list>
              </text:list-item>
            </text:list>
            <text:list text:style-name="a1288">
              <text:list-item>
                <text:list text:style-name="a1288">
                  <text:list-item>
                    <text:p text:style-name="a1287" text:class-names="" text:cond-style-name=""><text:span text:style-name="a1282" text:class-names="">“</text:span><text:span text:style-name="a1283" text:class-names="">0</text:span><text:span text:style-name="a1284" text:class-names="">”-indexed from left; “</text:span><text:span text:style-name="a1285" text:class-names="">–1</text:span><text:span text:style-name="a1286" text:class-names="">”-indexed from right</text:span></text:p>
                  </text:list-item>
                </text:list>
              </text:list-item>
            </text:list>
            <text:list text:style-name="a1291">
              <text:list-item>
                <text:p text:style-name="a1290" text:class-names="" text:cond-style-name=""><text:span text:style-name="a1289" text:class-names="">Common operations:</text:span></text:p>
              </text:list-item>
            </text:list>
            <text:list text:style-name="a1297">
              <text:list-item>
                <text:p text:style-name="a1296" text:class-names="" text:cond-style-name=""><text:span text:style-name="a1292" text:class-names="">Getting an element of a sequence<text:s text:c="1"/></text:span><text:span text:style-name="a1293" text:class-names="">[</text:span><text:span text:style-name="a1294" text:class-names="">i</text:span><text:span text:style-name="a1295" text:class-names="">]</text:span></text:p>
              </text:list-item>
            </text:list>
            <text:list text:style-name="a1304">
              <text:list-item>
                <text:p text:style-name="a1303" text:class-names="" text:cond-style-name=""><text:span text:style-name="a1298" text:class-names="">Getting a range of elements in a sequence<text:s text:c="1"/></text:span><text:span text:style-name="a1299" text:class-names="">[</text:span><text:span text:style-name="a1300" text:class-names="">i:j</text:span><text:span text:style-name="a1301" text:class-names="">]</text:span><text:span text:style-name="a1302" text:class-names=""/></text:p>
              </text:list-item>
            </text:list>
          </draw:text-box>
          <svg:title/>
          <svg:desc/>
        </draw:frame>
      </draw:page>
      <draw:page draw:name="Slide23" draw:style-name="a1307" draw:master-page-name="Master1-Layout2-obj-Title-and-Content" presentation:presentation-page-layout-name="Master1-PPL2" draw:id="Slide-278">
        <draw:frame draw:id="id591" presentation:style-name="a1311" draw:name="Title 1" svg:x="2.1273in" svg:y="0.68253in" svg:width="7.20604in" svg:height="1.4008in" presentation:class="title" presentation:placeholder="false">
          <draw:text-box>
            <text:p text:style-name="a1310" text:class-names="" text:cond-style-name=""><text:span text:style-name="a1308" text:class-names="">Tuples</text:span><text:span text:style-name="a1309" text:class-names=""/></text:p>
          </draw:text-box>
          <svg:title/>
          <svg:desc/>
        </draw:frame>
        <draw:frame draw:id="id592" presentation:style-name="a1338" draw:name="Content Placeholder 2" svg:x="2.12425in" svg:y="2.33333in" svg:width="7.20908in" svg:height="4.13126in" presentation:class="outline" presentation:placeholder="false">
          <draw:text-box>
            <text:list text:style-name="a1314">
              <text:list-item>
                <text:p text:style-name="a1313" text:class-names="" text:cond-style-name=""><text:span text:style-name="a1312" text:class-names="">Immutable Sequence</text:span></text:p>
              </text:list-item>
            </text:list>
            <text:list text:style-name="a1317">
              <text:list-item>
                <text:list text:style-name="a1317">
                  <text:list-item>
                    <text:p text:style-name="a1316" text:class-names="" text:cond-style-name=""><text:span text:style-name="a1315" text:class-names="">No Slicing or Dicing</text:span></text:p>
                  </text:list-item>
                </text:list>
              </text:list-item>
            </text:list>
            <text:list text:style-name="a1321">
              <text:list-item>
                <text:list text:style-name="a1321">
                  <text:list-item>
                    <text:list text:style-name="a1321">
                      <text:list-item>
                        <text:p text:style-name="a1320" text:class-names="" text:cond-style-name=""><text:span text:style-name="a1318" text:class-names="">Mytuple</text:span><text:span text:style-name="a1319" text:class-names=""><text:s text:c="1"/>= (1,6,9,3)</text:span></text:p>
                      </text:list-item>
                    </text:list>
                  </text:list-item>
                </text:list>
              </text:list-item>
            </text:list>
            <text:list text:style-name="a1325">
              <text:list-item>
                <text:list text:style-name="a1325">
                  <text:list-item>
                    <text:list text:style-name="a1325">
                      <text:list-item>
                        <text:p text:style-name="a1324" text:class-names="" text:cond-style-name=""><text:span text:style-name="a1322" text:class-names="">Mytuple</text:span><text:span text:style-name="a1323" text:class-names="">(:3)</text:span></text:p>
                      </text:list-item>
                    </text:list>
                  </text:list-item>
                </text:list>
              </text:list-item>
            </text:list>
            <text:list text:style-name="a1328">
              <text:list-item>
                <text:p text:style-name="a1327" text:class-names="" text:cond-style-name=""><text:span text:style-name="a1326" text:class-names="">Index</text:span></text:p>
              </text:list-item>
            </text:list>
            <text:list text:style-name="a1331">
              <text:list-item>
                <text:p text:style-name="a1330" text:class-names="" text:cond-style-name=""><text:span text:style-name="a1329" text:class-names="">Count</text:span></text:p>
              </text:list-item>
            </text:list>
            <text:list text:style-name="a1334">
              <text:list-item>
                <text:list text:style-name="a1334">
                  <text:list-item>
                    <text:p text:style-name="a1333" text:class-names="" text:cond-style-name=""><text:span text:style-name="a1332" text:class-names=""/></text:p>
                  </text:list-item>
                </text:list>
              </text:list-item>
            </text:list>
            <text:list text:style-name="a1337">
              <text:list-item>
                <text:list text:style-name="a1337">
                  <text:list-item>
                    <text:p text:style-name="a1336" text:class-names="" text:cond-style-name=""><text:span text:style-name="a1335" text:class-names=""/></text:p>
                  </text:list-item>
                </text:list>
              </text:list-item>
            </text:list>
          </draw:text-box>
          <svg:title/>
          <svg:desc/>
        </draw:frame>
      </draw:page>
      <draw:page draw:name="Slide24" draw:style-name="a1340" draw:master-page-name="Master1-Layout2-obj-Title-and-Content" presentation:presentation-page-layout-name="Master1-PPL2" draw:id="Slide-279">
        <draw:frame draw:id="id593" presentation:style-name="a1344" draw:name="Title 1" svg:x="2.1273in" svg:y="0.68253in" svg:width="7.20604in" svg:height="1.4008in" presentation:class="title" presentation:placeholder="false">
          <draw:text-box>
            <text:p text:style-name="a1343" text:class-names="" text:cond-style-name=""><text:span text:style-name="a1341" text:class-names="">Lists</text:span><text:span text:style-name="a1342" text:class-names=""/></text:p>
          </draw:text-box>
          <svg:title/>
          <svg:desc/>
        </draw:frame>
        <draw:frame draw:id="id594" presentation:style-name="a1383" draw:name="Content Placeholder 2" svg:x="1.14118in" svg:y="2.54118in" svg:width="7.41176in" svg:height="4.12549in" presentation:class="outline" presentation:placeholder="false">
          <draw:text-box>
            <text:list text:style-name="a1347">
              <text:list-item>
                <text:p text:style-name="a1346" text:class-names="" text:cond-style-name=""><text:span text:style-name="a1345" text:class-names="">Mutable Sequences</text:span></text:p>
              </text:list-item>
            </text:list>
            <text:list text:style-name="a1350">
              <text:list-item>
                <text:p text:style-name="a1349" text:class-names="" text:cond-style-name=""><text:span text:style-name="a1348" text:class-names="">Flexible container objects</text:span></text:p>
              </text:list-item>
            </text:list>
            <text:list text:style-name="a1353">
              <text:list-item>
                <text:p text:style-name="a1352" text:class-names="" text:cond-style-name=""><text:span text:style-name="a1351" text:class-names="">Hold any objects; or be empty</text:span></text:p>
              </text:list-item>
            </text:list>
            <text:list text:style-name="a1358">
              <text:list-item>
                <text:p text:style-name="a1357" text:class-names="" text:cond-style-name=""><text:span text:style-name="a1354" text:class-names="">Can<text:s text:c="1"/></text:span><text:span text:style-name="a1355" text:class-names="">be retrieved in parts<text:s text:c="1"/></text:span><text:span text:style-name="a1356" text:class-names="">(slicing)</text:span></text:p>
              </text:list-item>
            </text:list>
            <text:list text:style-name="a1365">
              <text:list-item>
                <text:p text:style-name="a1364" text:class-names="" text:cond-style-name=""><text:span text:style-name="a1359" text:class-names="">The<text:s text:c="1"/></text:span><text:span text:style-name="a1360" text:class-names="">range(</text:span><text:span text:style-name="a1361" text:class-names="">args</text:span><text:span text:style-name="a1362" text:class-names="">)</text:span><text:span text:style-name="a1363" text:class-names=""><text:s text:c="1"/>function</text:span></text:p>
              </text:list-item>
            </text:list>
            <text:list text:style-name="a1369">
              <text:list-item>
                <text:p text:style-name="a1368" text:class-names="" text:cond-style-name=""><text:span text:style-name="a1366" text:class-names="">Can be added, multiplied</text:span><text:span text:style-name="a1367" text:class-names=""/></text:p>
              </text:list-item>
            </text:list>
            <text:list text:style-name="a1372">
              <text:list-item>
                <text:p text:style-name="a1371" text:class-names="" text:cond-style-name=""><text:span text:style-name="a1370" text:class-names="">Functions</text:span></text:p>
              </text:list-item>
            </text:list>
            <text:list text:style-name="a1375">
              <text:list-item>
                <text:list text:style-name="a1375">
                  <text:list-item>
                    <text:p text:style-name="a1374" text:class-names="" text:cond-style-name=""><text:span text:style-name="a1373" text:class-names="">Membership</text:span></text:p>
                  </text:list-item>
                </text:list>
              </text:list-item>
            </text:list>
            <text:list text:style-name="a1379">
              <text:list-item>
                <text:list text:style-name="a1379">
                  <text:list-item>
                    <text:p text:style-name="a1378" text:class-names="" text:cond-style-name=""><text:span text:style-name="a1376" text:class-names="">Append, Extend, Insert, Remove, Reverse, Sort</text:span><text:span text:style-name="a1377" text:class-names=""/></text:p>
                  </text:list-item>
                </text:list>
              </text:list-item>
            </text:list>
            <text:list text:style-name="a1382">
              <text:list-item>
                <text:p text:style-name="a1381" text:class-names="" text:cond-style-name=""><text:span text:style-name="a1380" text:class-names=""/></text:p>
              </text:list-item>
            </text:list>
          </draw:text-box>
          <svg:title/>
          <svg:desc/>
        </draw:frame>
      </draw:page>
      <draw:page draw:name="Slide22" draw:style-name="a1385" draw:master-page-name="Master1-Layout2-obj-Title-and-Content" presentation:presentation-page-layout-name="Master1-PPL2" draw:id="Slide-277">
        <draw:frame draw:id="id595" presentation:style-name="a1389" draw:name="Title 1" svg:x="2.1273in" svg:y="0.68253in" svg:width="7.20604in" svg:height="1.4008in" presentation:class="title" presentation:placeholder="false">
          <draw:text-box>
            <text:p text:style-name="a1388" text:class-names="" text:cond-style-name=""><text:span text:style-name="a1386" text:class-names="">Slicing</text:span><text:span text:style-name="a1387" text:class-names=""/></text:p>
          </draw:text-box>
          <svg:title/>
          <svg:desc/>
        </draw:frame>
        <draw:frame draw:id="id596" presentation:style-name="a1411" draw:name="Content Placeholder 2" svg:x="2.12425in" svg:y="2.33333in" svg:width="7.20908in" svg:height="4.13126in" presentation:class="outline" presentation:placeholder="false">
          <draw:text-box>
            <text:list text:style-name="a1392">
              <text:list-item>
                <text:p text:style-name="a1391" text:class-names="" text:cond-style-name=""><text:span text:style-name="a1390" text:class-names="">Start</text:span></text:p>
              </text:list-item>
            </text:list>
            <text:list text:style-name="a1395">
              <text:list-item>
                <text:p text:style-name="a1394" text:class-names="" text:cond-style-name=""><text:span text:style-name="a1393" text:class-names="">Stop</text:span></text:p>
              </text:list-item>
            </text:list>
            <text:list text:style-name="a1398">
              <text:list-item>
                <text:p text:style-name="a1397" text:class-names="" text:cond-style-name=""><text:span text:style-name="a1396" text:class-names="">Copy everything</text:span></text:p>
              </text:list-item>
            </text:list>
            <text:list text:style-name="a1401">
              <text:list-item>
                <text:p text:style-name="a1400" text:class-names="" text:cond-style-name=""><text:span text:style-name="a1399" text:class-names="">Count backwards</text:span></text:p>
              </text:list-item>
            </text:list>
            <text:list text:style-name="a1404">
              <text:list-item>
                <text:p text:style-name="a1403" text:class-names="" text:cond-style-name=""><text:span text:style-name="a1402" text:class-names="">Step</text:span></text:p>
              </text:list-item>
            </text:list>
            <text:list text:style-name="a1407">
              <text:list-item>
                <text:p text:style-name="a1406" text:class-names="" text:cond-style-name=""><text:span text:style-name="a1405" text:class-names="">Membership <text:s text:c="1"/>(in)</text:span></text:p>
              </text:list-item>
            </text:list>
            <text:list text:style-name="a1410">
              <text:list-item>
                <text:p text:style-name="a1409" text:class-names="" text:cond-style-name=""><text:span text:style-name="a1408" text:class-names=""/></text:p>
              </text:list-item>
            </text:list>
          </draw:text-box>
          <svg:title/>
          <svg:desc/>
        </draw:frame>
      </draw:page>
      <draw:page draw:name="Slide26" draw:style-name="a1413" draw:master-page-name="Master1-Layout2-obj-Title-and-Content" presentation:presentation-page-layout-name="Master1-PPL2" draw:id="Slide-281">
        <draw:frame draw:id="id597" presentation:style-name="a1417" draw:name="Title 1" svg:x="1.91667in" svg:y="0.83333in" svg:width="7.68235in" svg:height="0.7928in" presentation:class="title" presentation:placeholder="false">
          <draw:text-box>
            <text:p text:style-name="a1416" text:class-names="" text:cond-style-name=""><text:span text:style-name="a1414" text:class-names="">CODE IT</text:span><text:span text:style-name="a1415" text:class-names=""/></text:p>
          </draw:text-box>
          <svg:title/>
          <svg:desc/>
        </draw:frame>
        <draw:frame draw:id="id598" presentation:style-name="a1468" draw:name="Content Placeholder 2" svg:x="2.01997in" svg:y="1.83333in" svg:width="7.94216in" svg:height="4.66667in" presentation:class="outline" presentation:placeholder="false">
          <draw:text-box>
            <text:list text:style-name="a1420">
              <text:list-item>
                <text:p text:style-name="a1419" text:class-names="" text:cond-style-name=""><text:span text:style-name="a1418" text:class-names="">Write a program with the following functionality</text:span></text:p>
              </text:list-item>
            </text:list>
            <text:list text:style-name="a1423">
              <text:list-item>
                <text:list text:style-name="a1423">
                  <text:list-item>
                    <text:p text:style-name="a1422" text:class-names="" text:cond-style-name=""><text:span text:style-name="a1421" text:class-names="">Print all the elements of list</text:span></text:p>
                  </text:list-item>
                </text:list>
              </text:list-item>
            </text:list>
            <text:list text:style-name="a1426">
              <text:list-item>
                <text:list text:style-name="a1426">
                  <text:list-item>
                    <text:p text:style-name="a1425" text:class-names="" text:cond-style-name=""><text:span text:style-name="a1424" text:class-names="">Print the elements of the list in reverse order<text:s text:c="1"/></text:span></text:p>
                  </text:list-item>
                </text:list>
              </text:list-item>
            </text:list>
            <text:list text:style-name="a1429">
              <text:list-item>
                <text:list text:style-name="a1429">
                  <text:list-item>
                    <text:p text:style-name="a1428" text:class-names="" text:cond-style-name=""><text:span text:style-name="a1427" text:class-names="">Print only element number 4</text:span></text:p>
                  </text:list-item>
                </text:list>
              </text:list-item>
            </text:list>
            <text:list text:style-name="a1434">
              <text:list-item>
                <text:p text:style-name="a1433" text:class-names="" text:cond-style-name=""><text:span text:style-name="a1430" text:class-names="">Write a program with<text:s text:c="1"/></text:span><text:span text:style-name="a1431" text:class-names="">the following<text:s text:c="1"/></text:span><text:span text:style-name="a1432" text:class-names="">functionality:</text:span></text:p>
              </text:list-item>
            </text:list>
            <text:list text:style-name="a1437">
              <text:list-item>
                <text:list text:style-name="a1437">
                  <text:list-item>
                    <text:p text:style-name="a1436" text:class-names="" text:cond-style-name=""><text:span text:style-name="a1435" text:class-names="">Create a list with multiple types assigned to different elements</text:span></text:p>
                  </text:list-item>
                </text:list>
              </text:list-item>
            </text:list>
            <text:list text:style-name="a1449">
              <text:list-item>
                <text:list text:style-name="a1449">
                  <text:list-item>
                    <text:list text:style-name="a1449">
                      <text:list-item>
                        <text:p text:style-name="a1448" text:class-names="" text:cond-style-name=""><text:span text:style-name="a1438" text:class-names="">Testlist</text:span><text:span text:style-name="a1439" text:class-names=""><text:s text:c="1"/>=<text:s text:c="1"/></text:span><text:span text:style-name="a1440" text:class-names="">[“</text:span><text:span text:style-name="a1441" text:class-names="">sometext</text:span><text:span text:style-name="a1442" text:class-names="">”,<text:s text:c="1"/></text:span><text:span text:style-name="a1443" text:class-names="">5 ,<text:s text:c="1"/></text:span><text:span text:style-name="a1444" text:class-names="">“morewords</text:span><text:span text:style-name="a1445" text:class-names="">”</text:span><text:span text:style-name="a1446" text:class-names="">,3</text:span><text:span text:style-name="a1447" text:class-names="">, 8 ,1,2]</text:span></text:p>
                      </text:list-item>
                    </text:list>
                  </text:list-item>
                </text:list>
              </text:list-item>
            </text:list>
            <text:list text:style-name="a1452">
              <text:list-item>
                <text:list text:style-name="a1452">
                  <text:list-item>
                    <text:p text:style-name="a1451" text:class-names="" text:cond-style-name=""><text:span text:style-name="a1450" text:class-names="">Cycle through the elements in the list if type is string, print the number of letters.</text:span></text:p>
                  </text:list-item>
                </text:list>
              </text:list-item>
            </text:list>
            <text:list text:style-name="a1455">
              <text:list-item>
                <text:list text:style-name="a1455">
                  <text:list-item>
                    <text:p text:style-name="a1454" text:class-names="" text:cond-style-name=""><text:span text:style-name="a1453" text:class-names="">If the type is integer, see if it is even.</text:span></text:p>
                  </text:list-item>
                </text:list>
              </text:list-item>
            </text:list>
            <text:list text:style-name="a1458">
              <text:list-item>
                <text:list text:style-name="a1458">
                  <text:list-item>
                    <text:p text:style-name="a1457" text:class-names="" text:cond-style-name=""><text:span text:style-name="a1456" text:class-names="">If it is float, multiply is by<text:s text:c="1"/></text:span></text:p>
                  </text:list-item>
                </text:list>
              </text:list-item>
            </text:list>
            <text:list text:style-name="a1461">
              <text:list-item>
                <text:p text:style-name="a1460" text:class-names="" text:cond-style-name=""><text:span text:style-name="a1459" text:class-names="">Write a program that prompt the user to enter text. Then print the sentence framed in a box.<text:s text:c="1"/></text:span></text:p>
              </text:list-item>
            </text:list>
            <text:list text:style-name="a1464">
              <text:list-item>
                <text:p text:style-name="a1463" text:class-names="" text:cond-style-name=""><text:span text:style-name="a1462" text:class-names=""/></text:p>
              </text:list-item>
            </text:list>
            <text:list text:style-name="a1467">
              <text:list-item>
                <text:p text:style-name="a1466" text:class-names="" text:cond-style-name=""><text:span text:style-name="a1465" text:class-names=""/></text:p>
              </text:list-item>
            </text:list>
          </draw:text-box>
          <svg:title/>
          <svg:desc/>
        </draw:frame>
      </draw:page>
      <draw:page draw:name="Slide27" draw:style-name="a1470" draw:master-page-name="Master1-Layout2-obj-Title-and-Content" presentation:presentation-page-layout-name="Master1-PPL2" draw:id="Slide-282">
        <draw:frame draw:id="id599" presentation:style-name="a1476" draw:name="Rectangle 2" svg:x="2.1273in" svg:y="0.68253in" svg:width="7.20604in" svg:height="1.4008in" presentation:class="title" presentation:placeholder="false">
          <draw:text-box>
            <text:p text:style-name="a1475" text:class-names="" text:cond-style-name=""><text:span text:style-name="a1471" text:class-names="">Dictionaries: <text:s text:c="1"/></text:span><text:span text:style-name="a1472" text:class-names=""><text:line-break/></text:span><text:span text:style-name="a1473" text:class-names="">{</text:span><text:span text:style-name="a1474" text:class-names="">key : value}</text:span></text:p>
          </draw:text-box>
          <svg:title/>
          <svg:desc/>
        </draw:frame>
        <draw:frame draw:id="id600" presentation:style-name="a1514" draw:name="Rectangle 3" svg:x="2.12425in" svg:y="2.33333in" svg:width="7.20908in" svg:height="4.13126in" presentation:class="outline" presentation:placeholder="false">
          <draw:text-box>
            <text:list text:style-name="a1479">
              <text:list-item>
                <text:p text:style-name="a1478" text:class-names="" text:cond-style-name=""><text:span text:style-name="a1477" text:class-names="">Hash (mapping) tables</text:span></text:p>
              </text:list-item>
            </text:list>
            <text:list text:style-name="a1486">
              <text:list-item>
                <text:p text:style-name="a1485" text:class-names="" text:cond-style-name=""><text:span text:style-name="a1480" text:class-names="">Consist of<text:s text:c="1"/></text:span><text:span text:style-name="a1481" text:class-names="">items</text:span><text:span text:style-name="a1482" text:class-names=""><text:s text:c="1"/>pairs of<text:s text:c="1"/></text:span><text:span text:style-name="a1483" text:class-names="">key : value</text:span><text:span text:style-name="a1484" text:class-names=""/></text:p>
              </text:list-item>
            </text:list>
            <text:list text:style-name="a1489">
              <text:list-item>
                <text:p text:style-name="a1488" text:class-names="" text:cond-style-name=""><text:span text:style-name="a1487" text:class-names="">Accommodates heterogeneous content</text:span></text:p>
              </text:list-item>
            </text:list>
            <text:list text:style-name="a1492">
              <text:list-item>
                <text:p text:style-name="a1491" text:class-names="" text:cond-style-name=""><text:span text:style-name="a1490" text:class-names="">Key are immutable and unique</text:span></text:p>
              </text:list-item>
            </text:list>
            <text:list text:style-name="a1496">
              <text:list-item>
                <text:p text:style-name="a1495" text:class-names="" text:cond-style-name=""><text:span text:style-name="a1493" text:class-names="">Values are<text:s text:c="1"/></text:span><text:span text:style-name="a1494" text:class-names="">mutable</text:span></text:p>
              </text:list-item>
            </text:list>
            <text:list text:style-name="a1500">
              <text:list-item>
                <text:p text:style-name="a1499" text:class-names="" text:cond-style-name=""><text:span text:style-name="a1497" text:class-names="">Helpful mini-databases</text:span><text:span text:style-name="a1498" text:class-names=""/></text:p>
              </text:list-item>
            </text:list>
            <text:list text:style-name="a1503">
              <text:list-item>
                <text:p text:style-name="a1502" text:class-names="" text:cond-style-name=""><text:span text:style-name="a1501" text:class-names="">Key assignment</text:span></text:p>
              </text:list-item>
            </text:list>
            <text:list text:style-name="a1513">
              <text:list-item>
                <text:p text:style-name="a1512" text:class-names="" text:cond-style-name=""><text:span text:style-name="a1504" text:class-names="">Functions:<text:s text:c="1"/></text:span><text:span text:style-name="a1505" text:class-names="">has_key</text:span><text:span text:style-name="a1506" text:class-names="">, keys, values, items, get,<text:s text:c="1"/></text:span><text:span text:style-name="a1507" text:class-names="">fromkeys</text:span><text:span text:style-name="a1508" text:class-names="">,<text:s text:c="1"/></text:span><text:span text:style-name="a1509" text:class-names="">deepcopy</text:span><text:span text:style-name="a1510" text:class-names=""><text:s text:c="1"/>(from copy module), pop</text:span><text:span text:style-name="a1511" text:class-names=""><text:s text:c="1"/></text:span></text:p>
              </text:list-item>
            </text:list>
          </draw:text-box>
          <svg:title/>
          <svg:desc/>
        </draw:frame>
      </draw:page>
      <draw:page draw:name="Slide28" draw:style-name="a1516" draw:master-page-name="Master1-Layout2-obj-Title-and-Content" presentation:presentation-page-layout-name="Master1-PPL2" draw:id="Slide-283">
        <draw:frame draw:id="id601" presentation:style-name="a1520" draw:name="Title 1" svg:x="2.1273in" svg:y="0.91667in" svg:width="7.20604in" svg:height="0.91667in" presentation:class="title" presentation:placeholder="false">
          <draw:text-box>
            <text:p text:style-name="a1519" text:class-names="" text:cond-style-name=""><text:span text:style-name="a1517" text:class-names="">Dictionary key</text:span><text:span text:style-name="a1518" text:class-names=""/></text:p>
          </draw:text-box>
          <svg:title/>
          <svg:desc/>
        </draw:frame>
        <draw:frame draw:id="id602" presentation:style-name="a1533" draw:name="Content Placeholder 2" svg:x="2.12425in" svg:y="2.33333in" svg:width="7.20908in" svg:height="4.13126in" presentation:class="outline" presentation:placeholder="false">
          <draw:text-box>
            <text:list text:style-name="a1523">
              <text:list-item>
                <text:p text:style-name="a1522" text:class-names="" text:cond-style-name=""><text:span text:style-name="a1521" text:class-names="">Each key is separated from its value by a colon (:), the items are separated by commas, and the whole thing is enclosed in curly braces. An empty dictionary without any items is written with just two curly braces, like this: {}.</text:span></text:p>
              </text:list-item>
            </text:list>
            <text:list text:style-name="a1529">
              <text:list-item>
                <text:p text:style-name="a1528" text:class-names="" text:cond-style-name=""><text:span text:style-name="a1524" text:class-names="">Keys are<text:s text:c="1"/></text:span><text:span text:style-name="a1525" text:class-names="">unique</text:span><text:span text:style-name="a1526" text:class-names=""><text:s text:c="1"/>within a dictionary while values may not be. The values of a dictionary can be of any type, but the<text:s text:c="1"/></text:span><text:span text:style-name="a1527" text:class-names="">keys must be of an immutable data type such as strings, numbers, or tuples</text:span></text:p>
              </text:list-item>
            </text:list>
            <text:list text:style-name="a1532">
              <text:list-item>
                <text:p text:style-name="a1531" text:class-names="" text:cond-style-name=""><text:span text:style-name="a1530" text:class-names=""/></text:p>
              </text:list-item>
            </text:list>
          </draw:text-box>
          <svg:title/>
          <svg:desc/>
        </draw:frame>
      </draw:page>
      <draw:page draw:name="Slide29" draw:style-name="a1535" draw:master-page-name="Master1-Layout2-obj-Title-and-Content" presentation:presentation-page-layout-name="Master1-PPL2" draw:id="Slide-284">
        <draw:frame draw:id="id603" presentation:style-name="a1539" draw:name="Title 1" svg:x="1.75in" svg:y="0.91667in" svg:width="7.20604in" svg:height="0.98413in" presentation:class="title" presentation:placeholder="false">
          <draw:text-box>
            <text:p text:style-name="a1538" text:class-names="" text:cond-style-name=""><text:span text:style-name="a1536" text:class-names="">Code It</text:span><text:span text:style-name="a1537" text:class-names=""/></text:p>
          </draw:text-box>
          <svg:title/>
          <svg:desc/>
        </draw:frame>
        <draw:frame draw:id="id604" presentation:style-name="a1580" draw:name="Content Placeholder 2" svg:x="1.75in" svg:y="2.08333in" svg:width="9in" svg:height="5.19965in" presentation:class="outline" presentation:placeholder="false">
          <draw:text-box>
            <text:list text:style-name="a1542">
              <text:list-item>
                <text:p text:style-name="a1541" text:class-names="" text:cond-style-name=""><text:span text:style-name="a1540" text:class-names="">Make a dictionary<text:s text:c="1"/></text:span></text:p>
              </text:list-item>
            </text:list>
            <text:list text:style-name="a1546">
              <text:list-item>
                <text:list text:style-name="a1546">
                  <text:list-item>
                    <text:p text:style-name="a1545" text:class-names="" text:cond-style-name=""><text:span text:style-name="a1543" text:class-names="">HaynesKidsAge</text:span><text:span text:style-name="a1544" text:class-names=""><text:s text:c="1"/>={‘David’: 3, ‘Olivia’: 1}</text:span></text:p>
                  </text:list-item>
                </text:list>
              </text:list-item>
            </text:list>
            <text:list text:style-name="a1549">
              <text:list-item>
                <text:p text:style-name="a1548" text:class-names="" text:cond-style-name=""><text:span text:style-name="a1547" text:class-names="">Use key to retrieve value, How old is Olivia?</text:span></text:p>
              </text:list-item>
            </text:list>
            <text:list text:style-name="a1555">
              <text:list-item>
                <text:list text:style-name="a1555">
                  <text:list-item>
                    <text:p text:style-name="a1554" text:class-names="" text:cond-style-name=""><text:span text:style-name="a1550" text:class-names="">HaynesKidsAge.has_key</text:span><text:span text:style-name="a1551" text:class-names="">(‘</text:span><text:span text:style-name="a1552" text:class-names="">aname</text:span><text:span text:style-name="a1553" text:class-names="">’)</text:span></text:p>
                  </text:list-item>
                </text:list>
              </text:list-item>
            </text:list>
            <text:list text:style-name="a1559">
              <text:list-item>
                <text:list text:style-name="a1559">
                  <text:list-item>
                    <text:p text:style-name="a1558" text:class-names="" text:cond-style-name=""><text:span text:style-name="a1556" text:class-names="">HaynesKidsAge</text:span><text:span text:style-name="a1557" text:class-names="">[‘Olivia’]</text:span></text:p>
                  </text:list-item>
                </text:list>
              </text:list-item>
            </text:list>
            <text:list text:style-name="a1562">
              <text:list-item>
                <text:p text:style-name="a1561" text:class-names="" text:cond-style-name=""><text:span text:style-name="a1560" text:class-names="">Add new entry to dictionary, <text:s text:c="1"/>New child Tim</text:span></text:p>
              </text:list-item>
            </text:list>
            <text:list text:style-name="a1567">
              <text:list-item>
                <text:list text:style-name="a1567">
                  <text:list-item>
                    <text:p text:style-name="a1566" text:class-names="" text:cond-style-name=""><text:span text:style-name="a1563" text:class-names="">HaynesKidsAge</text:span><text:span text:style-name="a1564" text:class-names="">[‘</text:span><text:span text:style-name="a1565" text:class-names="">key’] = value</text:span></text:p>
                  </text:list-item>
                </text:list>
              </text:list-item>
            </text:list>
            <text:list text:style-name="a1570">
              <text:list-item>
                <text:p text:style-name="a1569" text:class-names="" text:cond-style-name=""><text:span text:style-name="a1568" text:class-names="">David had a birthday how old update your dictionary</text:span></text:p>
              </text:list-item>
            </text:list>
            <text:list text:style-name="a1573">
              <text:list-item>
                <text:p text:style-name="a1572" text:class-names="" text:cond-style-name=""><text:span text:style-name="a1571" text:class-names="">What is the range of ages of the kids?</text:span></text:p>
              </text:list-item>
            </text:list>
            <text:list text:style-name="a1576">
              <text:list-item>
                <text:list text:style-name="a1576">
                  <text:list-item>
                    <text:p text:style-name="a1575" text:class-names="" text:cond-style-name=""><text:span text:style-name="a1574" text:class-names="">Retrieve all values from dictionary</text:span></text:p>
                  </text:list-item>
                </text:list>
              </text:list-item>
            </text:list>
            <text:list text:style-name="a1579">
              <text:list-item>
                <text:p text:style-name="a1578" text:class-names="" text:cond-style-name=""><text:span text:style-name="a1577" text:class-names=""/></text:p>
              </text:list-item>
            </text:list>
          </draw:text-box>
          <svg:title/>
          <svg:desc/>
        </draw:frame>
      </draw:page>
      <draw:page draw:name="Slide30" draw:style-name="a1582" draw:master-page-name="Master1-Layout2-obj-Title-and-Content" presentation:presentation-page-layout-name="Master1-PPL2" draw:id="Slide-285">
        <draw:frame draw:id="id605" presentation:style-name="a1586" draw:name="Title 1" svg:x="2.1273in" svg:y="0.68253in" svg:width="7.20604in" svg:height="1.4008in" presentation:class="title" presentation:placeholder="false">
          <draw:text-box>
            <text:p text:style-name="a1585" text:class-names="" text:cond-style-name=""><text:span text:style-name="a1583" text:class-names="">Code It!</text:span><text:span text:style-name="a1584" text:class-names=""/></text:p>
          </draw:text-box>
          <svg:title/>
          <svg:desc/>
        </draw:frame>
        <draw:frame draw:id="id606" presentation:style-name="a1601" draw:name="Content Placeholder 2" svg:x="2.12425in" svg:y="2.33333in" svg:width="7.20908in" svg:height="4.13126in" presentation:class="outline" presentation:placeholder="false">
          <draw:text-box>
            <text:list text:style-name="a1590">
              <text:list-item>
                <text:p text:style-name="a1589" text:class-names="" text:cond-style-name=""><text:span text:style-name="a1587" text:class-names="">Dictionary.get</text:span><text:span text:style-name="a1588" text:class-names=""/></text:p>
              </text:list-item>
            </text:list>
            <text:list text:style-name="a1594">
              <text:list-item>
                <text:list text:style-name="a1594">
                  <text:list-item>
                    <text:p text:style-name="a1593" text:class-names="" text:cond-style-name=""><text:span text:style-name="a1591" text:class-names="">People.get</text:span><text:span text:style-name="a1592" text:class-names="">(‘Sam’, ‘Sam is not your child’)</text:span></text:p>
                  </text:list-item>
                </text:list>
              </text:list-item>
            </text:list>
            <text:list text:style-name="a1597">
              <text:list-item>
                <text:list text:style-name="a1597">
                  <text:list-item>
                    <text:p text:style-name="a1596" text:class-names="" text:cond-style-name=""><text:span text:style-name="a1595" text:class-names="">Returns textual statement</text:span></text:p>
                  </text:list-item>
                </text:list>
              </text:list-item>
            </text:list>
            <text:list text:style-name="a1600">
              <text:list-item>
                <text:p text:style-name="a1599" text:class-names="" text:cond-style-name=""><text:span text:style-name="a1598" text:class-names=""/></text:p>
              </text:list-item>
            </text:list>
          </draw:text-box>
          <svg:title/>
          <svg:desc/>
        </draw:frame>
      </draw:page>
      <draw:page draw:name="Slide31" draw:style-name="a1603" draw:master-page-name="Master1-Layout2-obj-Title-and-Content" presentation:presentation-page-layout-name="Master1-PPL2" draw:id="Slide-286">
        <draw:frame draw:id="id607" presentation:style-name="a1607" draw:name="Title 1" svg:x="2.1273in" svg:y="0.68253in" svg:width="7.20604in" svg:height="1.4008in" presentation:class="title" presentation:placeholder="false">
          <draw:text-box>
            <text:p text:style-name="a1606" text:class-names="" text:cond-style-name=""><text:span text:style-name="a1604" text:class-names="">Dictionary String formatting</text:span><text:span text:style-name="a1605" text:class-names=""/></text:p>
          </draw:text-box>
          <svg:title/>
          <svg:desc/>
        </draw:frame>
        <draw:frame draw:id="id608" presentation:style-name="a1618" draw:name="Content Placeholder 2" svg:x="2.12425in" svg:y="2.33333in" svg:width="7.20908in" svg:height="4.13126in" presentation:class="outline" presentation:placeholder="false">
          <draw:text-box>
            <text:list text:style-name="a1611">
              <text:list-item>
                <text:p text:style-name="a1610" text:class-names="" text:cond-style-name=""><text:span text:style-name="a1608" text:class-names="">Mydict</text:span><text:span text:style-name="a1609" text:class-names=""><text:s text:c="1"/>= {“test”, “David”}</text:span></text:p>
              </text:list-item>
            </text:list>
            <text:list text:style-name="a1617">
              <text:list-item>
                <text:p text:style-name="a1616" text:class-names="" text:cond-style-name=""><text:span text:style-name="a1612" text:class-names="">print</text:span><text:span text:style-name="a1613" text:class-names="">("Something goes here {test} ".format(**</text:span><text:span text:style-name="a1614" text:class-names="">mydict</text:span><text:span text:style-name="a1615"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12425in" svg:y="2.75in" svg:width="7.21834in" svg:height="2.47461in"/>
      <presentation:placeholder presentation:object="subtitle" svg:x="2.12425in" svg:y="5.22461in" svg:width="7.21834in" svg:height="1.23172in"/>
      <presentation:placeholder presentation:object="date-time" svg:x="8.5in" svg:y="6.70941in" svg:width="0.83812in" svg:height="0.40482in"/>
      <presentation:placeholder presentation:object="footer" svg:x="2.12425in" svg:y="6.7102in" svg:width="6.25163in" svg:height="0.39931in"/>
      <presentation:placeholder presentation:object="page-number" svg:x="0.46296in" svg:y="4.95357in" svg:width="0.63974in" svg:height="0.39931in"/>
    </style:presentation-page-layout>
    <style:presentation-page-layout style:name="Master1-PPL2" style:display-name="Title and Content">
      <presentation:placeholder presentation:object="title" svg:x="2.1273in" svg:y="0.68253in" svg:width="7.20604in" svg:height="1.4008in"/>
      <presentation:placeholder presentation:object="object" svg:x="2.12425in" svg:y="2.33333in" svg:width="7.20908in" svg:height="4.13126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3" style:display-name="Section Header">
      <presentation:placeholder presentation:object="title" svg:x="2.12425in" svg:y="2.26877in" svg:width="7.20908in" svg:height="1.6063in"/>
      <presentation:placeholder presentation:object="outline" svg:x="2.12425in" svg:y="3.91667in" svg:width="7.20908in" svg:height="0.94094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4" style:display-name="Two Content">
      <presentation:placeholder presentation:object="title" svg:x="2.1273in" svg:y="0.68253in" svg:width="7.20604in" svg:height="1.4008in"/>
      <presentation:placeholder presentation:object="object" svg:x="2.12425in" svg:y="2.33673in" svg:width="3.49686in" svg:height="4.12008in"/>
      <presentation:placeholder presentation:object="object" svg:x="5.83695in" svg:y="2.33673in" svg:width="3.49638in" svg:height="4.12008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5" style:display-name="Comparison">
      <presentation:placeholder presentation:object="title" svg:x="2.1273in" svg:y="0.68253in" svg:width="7.20604in" svg:height="1.4008in"/>
      <presentation:placeholder presentation:object="outline" svg:x="2.47742in" svg:y="2.43507in" svg:width="3.1437in" svg:height="0.63021in"/>
      <presentation:placeholder presentation:object="object" svg:x="2.12425in" svg:y="3.06528in" svg:width="3.49686in" svg:height="3.39644in"/>
      <presentation:placeholder presentation:object="outline" svg:x="6.18565in" svg:y="2.43154in" svg:width="3.14221in" svg:height="0.63021in"/>
      <presentation:placeholder presentation:object="object" svg:x="5.83302in" svg:y="3.06175in" svg:width="3.49484in" svg:height="3.39644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6" style:display-name="Title Only">
      <presentation:placeholder presentation:object="title" svg:x="2.1273in" svg:y="0.68253in" svg:width="7.20604in" svg:height="1.4008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7" style:display-name="Blank">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8" style:display-name="Content with Caption">
      <presentation:placeholder presentation:object="title" svg:x="2.12425in" svg:y="0.48785in" svg:width="2.87575in" svg:height="1.06771in"/>
      <presentation:placeholder presentation:object="object" svg:x="5.18755in" svg:y="0.48785in" svg:width="4.14579in" svg:height="5.92188in"/>
      <presentation:placeholder presentation:object="outline" svg:x="2.12425in" svg:y="1.74826in" svg:width="2.87575in" svg:height="4.66146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9" style:display-name="Picture with Caption">
      <presentation:placeholder presentation:object="title" svg:x="2.12425in" svg:y="5.25in" svg:width="7.20908in" svg:height="0.61979in"/>
      <presentation:placeholder presentation:object="graphic" svg:x="2.12425in" svg:y="0.69441in" svg:width="7.20908in" svg:height="4.21585in"/>
      <presentation:placeholder presentation:object="outline" svg:x="2.12425in" svg:y="5.86979in" svg:width="7.20908in" svg:height="0.53993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0" style:display-name="Title and Caption">
      <presentation:placeholder presentation:object="title" svg:x="2.12425in" svg:y="0.66667in" svg:width="7.20908in" svg:height="3.40884in"/>
      <presentation:placeholder presentation:object="outline" svg:x="2.12425in" svg:y="4.76164in" svg:width="7.20908in" svg:height="1.70151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11" style:display-name="Quote with Caption">
      <presentation:placeholder presentation:object="title" svg:x="2.39296in" svg:y="0.66667in" svg:width="6.68153in" svg:height="3.16667in"/>
      <presentation:placeholder presentation:object="outline" svg:x="2.64214in" svg:y="3.83333in" svg:width="6.18317in" svg:height="0.41667in"/>
      <presentation:placeholder presentation:object="outline" svg:x="2.12425in" svg:y="4.76164in" svg:width="7.20908in" svg:height="1.70151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3.54783in" svg:width="0.63974in" svg:height="0.39931in"/>
    </style:presentation-page-layout>
    <style:presentation-page-layout style:name="Master1-PPL12" style:display-name="Name Card">
      <presentation:placeholder presentation:object="title" svg:x="2.12425in" svg:y="2.66667in" svg:width="7.20908in" svg:height="2.97993in"/>
      <presentation:placeholder presentation:object="outline" svg:x="2.12425in" svg:y="5.66667in" svg:width="7.20908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3" style:display-name="Quote Name Card">
      <presentation:placeholder presentation:object="title" svg:x="2.39296in" svg:y="0.66667in" svg:width="6.68153in" svg:height="3.16667in"/>
      <presentation:placeholder presentation:object="outline" svg:x="2.12425in" svg:y="4.75in" svg:width="7.31441in" svg:height="0.91667in"/>
      <presentation:placeholder presentation:object="outline" svg:x="2.12425in" svg:y="5.66667in" svg:width="7.31441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4" style:display-name="True or False">
      <presentation:placeholder presentation:object="title" svg:x="2.12425in" svg:y="0.68614in" svg:width="7.20908in" svg:height="3.14963in"/>
      <presentation:placeholder presentation:object="outline" svg:x="2.12425in" svg:y="4.75in" svg:width="7.20908in" svg:height="0.91667in"/>
      <presentation:placeholder presentation:object="outline" svg:x="2.12425in" svg:y="5.66667in" svg:width="7.20908in" svg:height="0.79792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5.44957in" svg:width="0.63974in" svg:height="0.39931in"/>
    </style:presentation-page-layout>
    <style:presentation-page-layout style:name="Master1-PPL15" style:display-name="Title and Vertical Text">
      <presentation:placeholder presentation:object="title" svg:x="2.1273in" svg:y="0.68253in" svg:width="7.20604in" svg:height="1.4008in"/>
      <presentation:placeholder presentation:object="outline" svg:x="2.12425in" svg:y="2.33333in" svg:width="7.20908in" svg:height="4.25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presentation-page-layout style:name="Master1-PPL16" style:display-name="Vertical Title and Text">
      <presentation:placeholder presentation:object="title" svg:x="7.52246in" svg:y="0.68614in" svg:width="1.81117in" svg:height="5.77845in"/>
      <presentation:placeholder presentation:object="outline" svg:x="2.12425in" svg:y="0.68614in" svg:width="5.15786in" svg:height="5.77845in"/>
      <presentation:placeholder presentation:object="date-time" svg:x="8.5in" svg:y="6.70941in" svg:width="0.83812in" svg:height="0.40482in"/>
      <presentation:placeholder presentation:object="footer" svg:x="2.12425in" svg:y="6.7102in" svg:width="6.25163in" svg:height="0.39931in"/>
      <presentation:placeholder presentation:object="page-number" svg:x="0.55909in" svg:y="0.86153in" svg:width="0.63974in" svg:height="0.39931in"/>
    </style:presentation-page-layout>
    <style:style style:family="table-cell" style:name="a971">
      <style:table-cell-properties/>
    </style:style>
    <style:style style:family="table-cell" style:name="a972">
      <style:table-cell-properties fo:background-color="#e1cdcc"/>
    </style:style>
    <style:style style:family="table-cell" style:name="a968">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3">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969">
      <style:table-cell-properties/>
    </style:style>
    <style:style style:family="table-cell" style:name="a974">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975">
      <style:table-cell-properties fo:background-color="#a53010"/>
      <style:text-properties fo:color="#ffffff" fo:font-family="+mn-lt" style:font-family-asian="+mn-ea" style:font-family-complex="+mn-cs" fo:font-weight="bold" style:font-weight-asian="bold" style:font-weight-complex="bold"/>
    </style:style>
    <style:style style:family="table-cell" style:name="a976">
      <style:table-cell-properties fo:background-color="#a53010"/>
      <style:text-properties fo:color="#ffffff" fo:font-family="+mn-lt" style:font-family-asian="+mn-ea" style:font-family-complex="+mn-cs" fo:font-weight="bold" style:font-weight-asian="bold" style:font-weight-complex="bold"/>
    </style:style>
    <style:style style:family="table-cell" style:name="a970">
      <style:table-cell-properties fo:background-color="#e1cdcc"/>
    </style:style>
    <style:default-style style:family="graphic">
      <style:graphic-properties draw:fill="solid" draw:fill-color="#a53010" draw:opacity="100%" draw:stroke="solid" svg:stroke-width="0.01736in" svg:stroke-color="#782009" svg:stroke-opacity="100%" svg:stroke-linecap="round"/>
    </style:default-style>
    <draw:gradient draw:name="a63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989"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1162" draw:style="radial" draw:cx="50%" draw:cy="50%" draw:start-color="#dfe8c4" draw:end-color="#ffffff" draw:start-intensity="100%" draw:end-intensity="100%"/>
    <draw:gradient draw:name="a1602" draw:style="radial" draw:cx="50%" draw:cy="50%" draw:start-color="#dfe8c4" draw:end-color="#ffffff" draw:start-intensity="100%" draw:end-intensity="100%"/>
    <draw:gradient draw:name="a1270" draw:style="radial" draw:cx="50%" draw:cy="50%" draw:start-color="#dfe8c4" draw:end-color="#ffffff" draw:start-intensity="100%" draw:end-intensity="100%"/>
    <draw:gradient draw:name="a1534" draw:style="radial" draw:cx="50%" draw:cy="50%" draw:start-color="#dfe8c4" draw:end-color="#ffffff" draw:start-intensity="100%" draw:end-intensity="100%"/>
    <draw:gradient draw:name="a977"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306" draw:style="radial" draw:cx="50%" draw:cy="50%" draw:start-color="#dfe8c4" draw:end-color="#ffffff" draw:start-intensity="100%" draw:end-intensity="100%"/>
    <draw:gradient draw:name="a1469" draw:style="radial" draw:cx="50%" draw:cy="50%" draw:start-color="#dfe8c4" draw:end-color="#ffffff" draw:start-intensity="100%" draw:end-intensity="100%"/>
    <draw:gradient draw:name="a1412"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116"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196"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1229"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1072" draw:style="radial" draw:cx="50%" draw:cy="50%" draw:start-color="#dfe8c4" draw:end-color="#ffffff" draw:start-intensity="100%" draw:end-intensity="100%"/>
    <draw:gradient draw:name="a1339"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1515"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1028" draw:style="radial" draw:cx="50%" draw:cy="50%" draw:start-color="#dfe8c4" draw:end-color="#ffffff" draw:start-intensity="100%" draw:end-intensity="100%"/>
    <draw:gradient draw:name="a381" draw:style="radial" draw:cx="50%" draw:cy="50%" draw:start-color="#dfe8c4" draw:end-color="#ffffff" draw:start-intensity="100%" draw:end-intensity="100%"/>
    <draw:gradient draw:name="a1581" draw:style="radial" draw:cx="50%" draw:cy="50%" draw:start-color="#dfe8c4" draw:end-color="#ffffff" draw:start-intensity="100%" draw:end-intensity="100%"/>
    <table:table-template table:name="{5C22544A-7EE6-4342-B048-85BDC9FD1C3A}">
      <table:first-row table:style-name="a973" table:paragraph-style-name=""/>
      <table:last-row table:style-name="a974" table:paragraph-style-name=""/>
      <table:first-column table:style-name="a975" table:paragraph-style-name=""/>
      <table:last-column table:style-name="a976" table:paragraph-style-name=""/>
      <table:body table:style-name="a968" table:paragraph-style-name=""/>
      <table:even-rows table:style-name="a971" table:paragraph-style-name=""/>
      <table:odd-rows table:style-name="a972" table:paragraph-style-name=""/>
      <table:even-columns table:style-name="a969" table:paragraph-style-name=""/>
      <table:odd-columns table:style-name="a970"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35" draw:id="id0">
        <svg:title/>
        <svg:desc/>
        <draw:custom-shape svg:x="0in" svg:y="2.8161in" svg:width="0.07647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
        <svg:title/>
        <svg:desc/>
        <draw:custom-shape svg:x="0.02233in" svg:y="0.00031in" svg:width="0.44784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1">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1273in" svg:y="0.68253in" svg:width="7.2060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12425in" svg:y="2.33333in" svg:width="7.20908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8.5in" svg:y="6.70941in" svg:width="0.83812in" svg:height="0.40482in" presentation:class="date-time" presentation:placeholder="false">
        <draw:text-box>
          <text:p text:style-name="a27" text:class-names="" text:cond-style-name=""><text:span text:style-name="a24" text:class-names=""><text:date text:fixed="false" style:data-style-name="a25">9/14/2017</text:date></text:span><text:span text:style-name="a26" text:class-names=""/></text:p>
        </draw:text-box>
        <svg:title/>
        <svg:desc/>
      </draw:frame>
      <draw:frame draw:id="id6" presentation:style-name="a31" draw:name="Footer Placeholder 4" svg:x="2.12425in" svg:y="6.7102in" svg:width="6.2516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5909in" svg:y="0.86153in" svg:width="0.63974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07647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
        <svg:title/>
        <svg:desc/>
        <draw:custom-shape svg:x="0.02233in" svg:y="0.00031in" svg:width="0.44784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4">
        <svg:title/>
        <svg:desc/>
        <draw:enhanced-geometry xmlns:dr3d="urn:oasis:names:tc:opendocument:xmlns:dr3d:1.0" draw:type="non-primitive" svg:viewBox="0 0 21600 21600" draw:enhanced-path="M 0 0 L 21600 0 21600 21600 0 21600 Z N"/>
      </draw:custom-shape>
      <draw:frame draw:id="id35" presentation:style-name="a66" draw:name="Title 1" svg:x="2.12425in" svg:y="2.75in" svg:width="7.21834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12425in" svg:y="5.22461in" svg:width="7.21834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8.5in" svg:y="6.70941in" svg:width="0.83812in" svg:height="0.40482in" presentation:class="date-time" presentation:placeholder="false">
        <draw:text-box>
          <text:p text:style-name="a74" text:class-names="" text:cond-style-name=""><text:span text:style-name="a71" text:class-names=""><text:date text:fixed="false" style:data-style-name="a72">9/14/2017</text:date></text:span><text:span text:style-name="a73" text:class-names=""/></text:p>
        </draw:text-box>
        <svg:title/>
        <svg:desc/>
      </draw:frame>
      <draw:frame draw:id="id38" presentation:style-name="a78" draw:name="Footer Placeholder 4" svg:x="2.12425in" svg:y="6.7102in" svg:width="6.25163in" svg:height="0.39931in" presentation:class="footer" presentation:placeholder="false">
        <draw:text-box>
          <text:p text:style-name="a77" text:class-names="" text:cond-style-name=""><text:span text:style-name="a76" text:class-names=""/></text:p>
        </draw:text-box>
        <svg:title/>
        <svg:desc/>
      </draw:frame>
      <draw:custom-shape svg:x="-0.03469in" svg:y="4.72568in" svg:width="1.52611in" svg:height="0.85497in" draw:id="id39" draw:style-name="a79" draw:name="Freeform 8">
        <svg:title/>
        <svg:desc/>
        <draw:enhanced-geometry xmlns:dr3d="urn:oasis:names:tc:opendocument:xmlns:dr3d:1.0" draw:type="non-primitive" svg:viewBox="0 0 8042 10000" draw:enhanced-path="M 5799 10000 C 5880 10000 5934 9940 5961 9880 5961 9820 5988 9820 5988 9820 L 8042 5260 C 8096 5140 8096 4901 8042 4721 L 5988 221 C 5988 160 5961 160 5961 160 5934 101 5880 41 5799 41 L 18 0 C 12 3330 6 6661 0 9991 L 5799 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42"/>
          <draw:equation draw:name="f7" draw:formula="?f4 / 10000"/>
          <draw:equation draw:name="f8" draw:formula="?f0 / ?f6"/>
          <draw:equation draw:name="f9" draw:formula="?f1 / ?f6"/>
          <draw:equation draw:name="f10" draw:formula="?f2 / ?f7"/>
          <draw:equation draw:name="f11" draw:formula="?f3 / ?f7"/>
        </draw:enhanced-geometry>
      </draw:custom-shape>
      <draw:frame draw:id="id40" presentation:style-name="a83" draw:name="Slide Number Placeholder 5" svg:x="0.46296in" svg:y="4.95357in" svg:width="0.63974in" svg:height="0.39931in" presentation:class="page-number" presentation:placeholder="false">
        <draw:text-box>
          <text:p text:style-name="a82" text:class-names="" text:cond-style-name=""><text:span text:style-name="a80" text:class-names=""><text:page-number style:num-format="1" text:fixed="false">‹#›</text:page-number></text:span><text:span text:style-name="a81" text:class-names=""/></text:p>
        </draw:text-box>
        <svg:title/>
        <svg:desc/>
      </draw:frame>
    </style:master-page>
    <style:master-page style:name="Master1-Layout2-obj-Title-and-Content" style:page-layout-name="pageLayout1" draw:style-name="a109">
      <draw:g draw:name="Group 7" draw:id="id65">
        <svg:title/>
        <svg:desc/>
        <draw:custom-shape svg:x="0in" svg:y="2.8161in" svg:width="0.07647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233in" svg:y="0.00031in" svg:width="0.44784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4">
        <svg:title/>
        <svg:desc/>
        <draw:enhanced-geometry xmlns:dr3d="urn:oasis:names:tc:opendocument:xmlns:dr3d:1.0" draw:type="non-primitive" svg:viewBox="0 0 21600 21600" draw:enhanced-path="M 0 0 L 21600 0 21600 21600 0 21600 Z N"/>
      </draw:custom-shape>
      <draw:frame draw:id="id68" presentation:style-name="a114" draw:name="Title 1" svg:x="2.1273in" svg:y="0.68253in" svg:width="7.2060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12425in" svg:y="2.33333in" svg:width="7.20908in" svg:height="4.13126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8.5in" svg:y="6.70941in" svg:width="0.83812in" svg:height="0.40482in" presentation:class="date-time" presentation:placeholder="false">
        <draw:text-box>
          <text:p text:style-name="a135" text:class-names="" text:cond-style-name=""><text:span text:style-name="a132" text:class-names=""><text:date text:fixed="false" style:data-style-name="a133">9/14/2017</text:date></text:span><text:span text:style-name="a134" text:class-names=""/></text:p>
        </draw:text-box>
        <svg:title/>
        <svg:desc/>
      </draw:frame>
      <draw:frame draw:id="id71" presentation:style-name="a139" draw:name="Footer Placeholder 4" svg:x="2.12425in" svg:y="6.7102in" svg:width="6.25163in" svg:height="0.39931in" presentation:class="footer" presentation:placeholder="false">
        <draw:text-box>
          <text:p text:style-name="a138" text:class-names="" text:cond-style-name=""><text:span text:style-name="a137" text:class-names=""/></text:p>
        </draw:text-box>
        <svg:title/>
        <svg:desc/>
      </draw:frame>
      <draw:custom-shape svg:x="0.00006in" svg:y="0.77777in" svg:width="1.48552in" svg:height="0.55556in" draw:id="id72" draw:style-name="a140"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5909in" svg:y="0.86153in" svg:width="0.63974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style:master-page>
    <style:master-page style:name="Master1-Layout3-secHead-Section-Header" style:page-layout-name="pageLayout1" draw:style-name="a170">
      <draw:g draw:name="Group 7" draw:id="id98">
        <svg:title/>
        <svg:desc/>
        <draw:custom-shape svg:x="0in" svg:y="2.8161in" svg:width="0.07647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233in" svg:y="0.00031in" svg:width="0.44784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4">
        <svg:title/>
        <svg:desc/>
        <draw:enhanced-geometry xmlns:dr3d="urn:oasis:names:tc:opendocument:xmlns:dr3d:1.0" draw:type="non-primitive" svg:viewBox="0 0 21600 21600" draw:enhanced-path="M 0 0 L 21600 0 21600 21600 0 21600 Z N"/>
      </draw:custom-shape>
      <draw:frame draw:id="id101" presentation:style-name="a175" draw:name="Title 1" svg:x="2.12425in" svg:y="2.26877in" svg:width="7.20908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12425in" svg:y="3.91667in" svg:width="7.20908in" svg:height="0.94094in" presentation:class="outline" presentation:placeholder="false">
        <draw:text-box>
          <text:list text:style-name="a178">
            <text:list-item>
              <text:p text:style-name="a177" text:class-names="" text:cond-style-name=""><text:span text:style-name="a176" text:class-names="">Edit Master text styles</text:span></text:p>
            </text:list-item>
          </text:list>
        </draw:text-box>
        <svg:title/>
        <svg:desc/>
      </draw:frame>
      <draw:frame draw:id="id103" presentation:style-name="a184" draw:name="Date Placeholder 3" svg:x="8.5in" svg:y="6.70941in" svg:width="0.83812in" svg:height="0.40482in" presentation:class="date-time" presentation:placeholder="false">
        <draw:text-box>
          <text:p text:style-name="a183" text:class-names="" text:cond-style-name=""><text:span text:style-name="a180" text:class-names=""><text:date text:fixed="false" style:data-style-name="a181">9/14/2017</text:date></text:span><text:span text:style-name="a182" text:class-names=""/></text:p>
        </draw:text-box>
        <svg:title/>
        <svg:desc/>
      </draw:frame>
      <draw:frame draw:id="id104" presentation:style-name="a187" draw:name="Footer Placeholder 4" svg:x="2.12425in" svg:y="6.7102in" svg:width="6.25163in" svg:height="0.39931in" presentation:class="footer" presentation:placeholder="false">
        <draw:text-box>
          <text:p text:style-name="a186" text:class-names="" text:cond-style-name=""><text:span text:style-name="a185" text:class-names=""/></text:p>
        </draw:text-box>
        <svg:title/>
        <svg:desc/>
      </draw:frame>
      <draw:custom-shape svg:x="0.00006in" svg:y="3.46296in" svg:width="1.48552in" svg:height="0.55556in" draw:id="id105" draw:style-name="a18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5909in" svg:y="3.54783in" svg:width="0.63974in" svg:height="0.39931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style:master-page>
    <style:master-page style:name="Master1-Layout4-twoObj-Two-Content" style:page-layout-name="pageLayout1" draw:style-name="a218">
      <draw:g draw:name="Group 10" draw:id="id131">
        <svg:title/>
        <svg:desc/>
        <draw:custom-shape svg:x="0in" svg:y="2.8161in" svg:width="0.07647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233in" svg:y="0.00031in" svg:width="0.44784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6">
        <svg:title/>
        <svg:desc/>
        <draw:enhanced-geometry xmlns:dr3d="urn:oasis:names:tc:opendocument:xmlns:dr3d:1.0" draw:type="non-primitive" svg:viewBox="0 0 21600 21600" draw:enhanced-path="M 0 0 L 21600 0 21600 21600 0 21600 Z N"/>
      </draw:custom-shape>
      <draw:frame draw:id="id134" presentation:style-name="a223" draw:name="Title 7" svg:x="2.1273in" svg:y="0.68253in" svg:width="7.2060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12425in" svg:y="2.33673in" svg:width="3.49686in" svg:height="4.12008in" presentation:class="object" presentation:placeholder="false">
        <draw:text-box>
          <text:list text:style-name="a226">
            <text:list-item>
              <text:p text:style-name="a225" text:class-names="" text:cond-style-name=""><text:span text:style-name="a224" text:class-names="">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5.83695in" svg:y="2.33673in" svg:width="3.49638in" svg:height="4.12008in" presentation:class="object" presentation:placeholder="false">
        <draw:text-box>
          <text:list text:style-name="a243">
            <text:list-item>
              <text:p text:style-name="a242" text:class-names="" text:cond-style-name=""><text:span text:style-name="a241" text:class-names="">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8.5in" svg:y="6.70941in" svg:width="0.83812in" svg:height="0.40482in" presentation:class="date-time" presentation:placeholder="false">
        <draw:text-box>
          <text:p text:style-name="a261" text:class-names="" text:cond-style-name=""><text:span text:style-name="a258" text:class-names=""><text:date text:fixed="false" style:data-style-name="a259">9/14/2017</text:date></text:span><text:span text:style-name="a260" text:class-names=""/></text:p>
        </draw:text-box>
        <svg:title/>
        <svg:desc/>
      </draw:frame>
      <draw:frame draw:id="id138" presentation:style-name="a265" draw:name="Footer Placeholder 5" svg:x="2.12425in" svg:y="6.7102in" svg:width="6.25163in" svg:height="0.39931in" presentation:class="footer" presentation:placeholder="false">
        <draw:text-box>
          <text:p text:style-name="a264" text:class-names="" text:cond-style-name=""><text:span text:style-name="a263" text:class-names=""/></text:p>
        </draw:text-box>
        <svg:title/>
        <svg:desc/>
      </draw:frame>
      <draw:custom-shape svg:x="0.00006in" svg:y="0.77777in" svg:width="1.48552in" svg:height="0.55556in" draw:id="id139" draw:style-name="a26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5909in" svg:y="0.86153in" svg:width="0.63974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5-twoTxTwoObj-Comparison" style:page-layout-name="pageLayout1" draw:style-name="a296">
      <draw:g draw:name="Group 12" draw:id="id165">
        <svg:title/>
        <svg:desc/>
        <draw:custom-shape svg:x="0in" svg:y="2.8161in" svg:width="0.07647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233in" svg:y="0.00031in" svg:width="0.44784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8">
        <svg:title/>
        <svg:desc/>
        <draw:enhanced-geometry xmlns:dr3d="urn:oasis:names:tc:opendocument:xmlns:dr3d:1.0" draw:type="non-primitive" svg:viewBox="0 0 21600 21600" draw:enhanced-path="M 0 0 L 21600 0 21600 21600 0 21600 Z N"/>
      </draw:custom-shape>
      <draw:frame draw:id="id168" presentation:style-name="a301" draw:name="Title 9" svg:x="2.1273in" svg:y="0.68253in" svg:width="7.2060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2.47742in" svg:y="2.43507in" svg:width="3.1437in" svg:height="0.63021in" presentation:class="outline" presentation:placeholder="false">
        <draw:text-box>
          <text:list text:style-name="a304">
            <text:list-item>
              <text:p text:style-name="a303" text:class-names="" text:cond-style-name=""><text:span text:style-name="a302" text:class-names="">Edit Master text styles</text:span></text:p>
            </text:list-item>
          </text:list>
        </draw:text-box>
        <svg:title/>
        <svg:desc/>
      </draw:frame>
      <draw:frame draw:id="id170" presentation:style-name="a322" draw:name="Content Placeholder 3" svg:x="2.12425in" svg:y="3.06528in" svg:width="3.49686in" svg:height="3.39644in" presentation:class="object" presentation:placeholder="false">
        <draw:text-box>
          <text:list text:style-name="a308">
            <text:list-item>
              <text:p text:style-name="a307" text:class-names="" text:cond-style-name=""><text:span text:style-name="a306" text:class-names="">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6.18565in" svg:y="2.43154in" svg:width="3.14221in" svg:height="0.63021in" presentation:class="outline" presentation:placeholder="false">
        <draw:text-box>
          <text:list text:style-name="a325">
            <text:list-item>
              <text:p text:style-name="a324" text:class-names="" text:cond-style-name=""><text:span text:style-name="a323" text:class-names="">Edit Master text styles</text:span></text:p>
            </text:list-item>
          </text:list>
        </draw:text-box>
        <svg:title/>
        <svg:desc/>
      </draw:frame>
      <draw:frame draw:id="id172" presentation:style-name="a343" draw:name="Content Placeholder 5" svg:x="5.83302in" svg:y="3.06175in" svg:width="3.49484in" svg:height="3.39644in" presentation:class="object" presentation:placeholder="false">
        <draw:text-box>
          <text:list text:style-name="a329">
            <text:list-item>
              <text:p text:style-name="a328" text:class-names="" text:cond-style-name=""><text:span text:style-name="a327" text:class-names="">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8.5in" svg:y="6.70941in" svg:width="0.83812in" svg:height="0.40482in" presentation:class="date-time" presentation:placeholder="false">
        <draw:text-box>
          <text:p text:style-name="a347" text:class-names="" text:cond-style-name=""><text:span text:style-name="a344" text:class-names=""><text:date text:fixed="false" style:data-style-name="a345">9/14/2017</text:date></text:span><text:span text:style-name="a346" text:class-names=""/></text:p>
        </draw:text-box>
        <svg:title/>
        <svg:desc/>
      </draw:frame>
      <draw:frame draw:id="id174" presentation:style-name="a351" draw:name="Footer Placeholder 7" svg:x="2.12425in" svg:y="6.7102in" svg:width="6.25163in" svg:height="0.39931in" presentation:class="footer" presentation:placeholder="false">
        <draw:text-box>
          <text:p text:style-name="a350" text:class-names="" text:cond-style-name=""><text:span text:style-name="a349" text:class-names=""/></text:p>
        </draw:text-box>
        <svg:title/>
        <svg:desc/>
      </draw:frame>
      <draw:custom-shape svg:x="0.00006in" svg:y="0.77777in" svg:width="1.48552in" svg:height="0.55556in" draw:id="id175" draw:style-name="a352"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5909in" svg:y="0.86153in" svg:width="0.63974in" svg:height="0.39931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6-titleOnly-Title-Only" style:page-layout-name="pageLayout1" draw:style-name="a382">
      <draw:g draw:name="Group 6" draw:id="id201">
        <svg:title/>
        <svg:desc/>
        <draw:custom-shape svg:x="0in" svg:y="2.8161in" svg:width="0.07647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233in" svg:y="0.00031in" svg:width="0.44784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3">
        <svg:title/>
        <svg:desc/>
        <draw:enhanced-geometry xmlns:dr3d="urn:oasis:names:tc:opendocument:xmlns:dr3d:1.0" draw:type="non-primitive" svg:viewBox="0 0 21600 21600" draw:enhanced-path="M 0 0 L 21600 0 21600 21600 0 21600 Z N"/>
      </draw:custom-shape>
      <draw:frame draw:id="id204" presentation:style-name="a387" draw:name="Title 1" svg:x="2.1273in" svg:y="0.68253in" svg:width="7.2060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8.5in" svg:y="6.70941in" svg:width="0.83812in" svg:height="0.40482in" presentation:class="date-time" presentation:placeholder="false">
        <draw:text-box>
          <text:p text:style-name="a391" text:class-names="" text:cond-style-name=""><text:span text:style-name="a388" text:class-names=""><text:date text:fixed="false" style:data-style-name="a389">9/14/2017</text:date></text:span><text:span text:style-name="a390" text:class-names=""/></text:p>
        </draw:text-box>
        <svg:title/>
        <svg:desc/>
      </draw:frame>
      <draw:frame draw:id="id206" presentation:style-name="a395" draw:name="Footer Placeholder 3" svg:x="2.12425in" svg:y="6.7102in" svg:width="6.25163in" svg:height="0.39931in" presentation:class="footer" presentation:placeholder="false">
        <draw:text-box>
          <text:p text:style-name="a394" text:class-names="" text:cond-style-name=""><text:span text:style-name="a393" text:class-names=""/></text:p>
        </draw:text-box>
        <svg:title/>
        <svg:desc/>
      </draw:frame>
      <draw:custom-shape svg:x="0.00006in" svg:y="0.77777in" svg:width="1.48552in" svg:height="0.55556in" draw:id="id207" draw:style-name="a39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5909in" svg:y="0.86153in" svg:width="0.63974in" svg:height="0.39931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style:master-page>
    <style:master-page style:name="Master1-Layout7-blank-Blank" style:page-layout-name="pageLayout1" draw:style-name="a426">
      <draw:g draw:name="Group 6" draw:id="id233">
        <svg:title/>
        <svg:desc/>
        <draw:custom-shape svg:x="0in" svg:y="2.8161in" svg:width="0.07647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233in" svg:y="0.00031in" svg:width="0.44784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2">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8.5in" svg:y="6.70941in" svg:width="0.83812in" svg:height="0.40482in" presentation:class="date-time" presentation:placeholder="false">
        <draw:text-box>
          <text:p text:style-name="a431" text:class-names="" text:cond-style-name=""><text:span text:style-name="a428" text:class-names=""><text:date text:fixed="false" style:data-style-name="a429">9/14/2017</text:date></text:span><text:span text:style-name="a430" text:class-names=""/></text:p>
        </draw:text-box>
        <svg:title/>
        <svg:desc/>
      </draw:frame>
      <draw:frame draw:id="id237" presentation:style-name="a435" draw:name="Footer Placeholder 2" svg:x="2.12425in" svg:y="6.7102in" svg:width="6.25163in" svg:height="0.39931in" presentation:class="footer" presentation:placeholder="false">
        <draw:text-box>
          <text:p text:style-name="a434" text:class-names="" text:cond-style-name=""><text:span text:style-name="a433" text:class-names=""/></text:p>
        </draw:text-box>
        <svg:title/>
        <svg:desc/>
      </draw:frame>
      <draw:custom-shape svg:x="0.00006in" svg:y="0.77777in" svg:width="1.48552in" svg:height="0.55556in" draw:id="id238" draw:style-name="a43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5909in" svg:y="0.86153in" svg:width="0.63974in" svg:height="0.39931in" presentation:class="page-number" presentation:placeholder="false">
        <draw:text-box>
          <text:p text:style-name="a439" text:class-names="" text:cond-style-name=""><text:span text:style-name="a437" text:class-names=""><text:page-number style:num-format="1" text:fixed="false">‹#›</text:page-number></text:span><text:span text:style-name="a438" text:class-names=""/></text:p>
        </draw:text-box>
        <svg:title/>
        <svg:desc/>
      </draw:frame>
    </style:master-page>
    <style:master-page style:name="Master1-Layout8-objTx-Content-with-Caption" style:page-layout-name="pageLayout1" draw:style-name="a466">
      <draw:g draw:name="Group 8" draw:id="id264">
        <svg:title/>
        <svg:desc/>
        <draw:custom-shape svg:x="0in" svg:y="2.8161in" svg:width="0.07647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233in" svg:y="0.00031in" svg:width="0.44784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5">
        <svg:title/>
        <svg:desc/>
        <draw:enhanced-geometry xmlns:dr3d="urn:oasis:names:tc:opendocument:xmlns:dr3d:1.0" draw:type="non-primitive" svg:viewBox="0 0 21600 21600" draw:enhanced-path="M 0 0 L 21600 0 21600 21600 0 21600 Z N"/>
      </draw:custom-shape>
      <draw:frame draw:id="id267" presentation:style-name="a471" draw:name="Title 1" svg:x="2.12425in" svg:y="0.48785in" svg:width="2.87575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5.18755in" svg:y="0.48785in" svg:width="4.14579in" svg:height="5.92188in" presentation:class="object" presentation:placeholder="false">
        <draw:text-box>
          <text:list text:style-name="a474">
            <text:list-item>
              <text:p text:style-name="a473" text:class-names="" text:cond-style-name=""><text:span text:style-name="a472" text:class-names="">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12425in" svg:y="1.74826in" svg:width="2.87575in" svg:height="4.66146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270" presentation:style-name="a497" draw:name="Date Placeholder 4" svg:x="8.5in" svg:y="6.70941in" svg:width="0.83812in" svg:height="0.40482in" presentation:class="date-time" presentation:placeholder="false">
        <draw:text-box>
          <text:p text:style-name="a496" text:class-names="" text:cond-style-name=""><text:span text:style-name="a493" text:class-names=""><text:date text:fixed="false" style:data-style-name="a494">9/14/2017</text:date></text:span><text:span text:style-name="a495" text:class-names=""/></text:p>
        </draw:text-box>
        <svg:title/>
        <svg:desc/>
      </draw:frame>
      <draw:frame draw:id="id271" presentation:style-name="a500" draw:name="Footer Placeholder 5" svg:x="2.12425in" svg:y="6.7102in" svg:width="6.25163in" svg:height="0.39931in" presentation:class="footer" presentation:placeholder="false">
        <draw:text-box>
          <text:p text:style-name="a499" text:class-names="" text:cond-style-name=""><text:span text:style-name="a498" text:class-names=""/></text:p>
        </draw:text-box>
        <svg:title/>
        <svg:desc/>
      </draw:frame>
      <draw:custom-shape svg:x="0.00006in" svg:y="0.77777in" svg:width="1.48552in" svg:height="0.55556in" draw:id="id272" draw:style-name="a5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5909in" svg:y="0.86153in" svg:width="0.63974in" svg:height="0.39931in" presentation:class="page-number" presentation:placeholder="false">
        <draw:text-box>
          <text:p text:style-name="a504" text:class-names="" text:cond-style-name=""><text:span text:style-name="a502" text:class-names=""><text:page-number style:num-format="1" text:fixed="false">‹#›</text:page-number></text:span><text:span text:style-name="a503" text:class-names=""/></text:p>
        </draw:text-box>
        <svg:title/>
        <svg:desc/>
      </draw:frame>
    </style:master-page>
    <style:master-page style:name="Master1-Layout9-picTx-Picture-with-Caption" style:page-layout-name="pageLayout1" draw:style-name="a531">
      <draw:g draw:name="Group 8" draw:id="id298">
        <svg:title/>
        <svg:desc/>
        <draw:custom-shape svg:x="0in" svg:y="2.8161in" svg:width="0.07647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233in" svg:y="0.00031in" svg:width="0.44784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5">
        <svg:title/>
        <svg:desc/>
        <draw:enhanced-geometry xmlns:dr3d="urn:oasis:names:tc:opendocument:xmlns:dr3d:1.0" draw:type="non-primitive" svg:viewBox="0 0 21600 21600" draw:enhanced-path="M 0 0 L 21600 0 21600 21600 0 21600 Z N"/>
      </draw:custom-shape>
      <draw:frame draw:id="id301" presentation:style-name="a536" draw:name="Title 1" svg:x="2.12425in" svg:y="5.25in" svg:width="7.20908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12425in" svg:y="0.69441in" svg:width="7.20908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12425in" svg:y="5.86979in" svg:width="7.20908in" svg:height="0.53993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304" presentation:style-name="a549" draw:name="Date Placeholder 4" svg:x="8.5in" svg:y="6.70941in" svg:width="0.83812in" svg:height="0.40482in" presentation:class="date-time" presentation:placeholder="false">
        <draw:text-box>
          <text:p text:style-name="a548" text:class-names="" text:cond-style-name=""><text:span text:style-name="a545" text:class-names=""><text:date text:fixed="false" style:data-style-name="a546">9/14/2017</text:date></text:span><text:span text:style-name="a547" text:class-names=""/></text:p>
        </draw:text-box>
        <svg:title/>
        <svg:desc/>
      </draw:frame>
      <draw:frame draw:id="id305" presentation:style-name="a552" draw:name="Footer Placeholder 5" svg:x="2.12425in" svg:y="6.7102in" svg:width="6.25163in" svg:height="0.39931in" presentation:class="footer" presentation:placeholder="false">
        <draw:text-box>
          <text:p text:style-name="a551" text:class-names="" text:cond-style-name=""><text:span text:style-name="a550" text:class-names=""/></text:p>
        </draw:text-box>
        <svg:title/>
        <svg:desc/>
      </draw:frame>
      <draw:custom-shape svg:x="0.00006in" svg:y="5.37036in" svg:width="1.48552in" svg:height="0.55556in" draw:id="id306" draw:style-name="a553"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5909in" svg:y="5.44957in" svg:width="0.63974in" svg:height="0.39931in" presentation:class="page-number" presentation:placeholder="false">
        <draw:text-box>
          <text:p text:style-name="a556" text:class-names="" text:cond-style-name=""><text:span text:style-name="a554" text:class-names=""><text:page-number style:num-format="1" text:fixed="false">‹#›</text:page-number></text:span><text:span text:style-name="a555" text:class-names=""/></text:p>
        </draw:text-box>
        <svg:title/>
        <svg:desc/>
      </draw:frame>
    </style:master-page>
    <style:master-page style:name="Master1-Layout10-cust-Title-and-Caption" style:page-layout-name="pageLayout1" draw:style-name="a583">
      <draw:g draw:name="Group 7" draw:id="id332">
        <svg:title/>
        <svg:desc/>
        <draw:custom-shape svg:x="0in" svg:y="2.8161in" svg:width="0.07647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233in" svg:y="0.00031in" svg:width="0.44784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4">
        <svg:title/>
        <svg:desc/>
        <draw:enhanced-geometry xmlns:dr3d="urn:oasis:names:tc:opendocument:xmlns:dr3d:1.0" draw:type="non-primitive" svg:viewBox="0 0 21600 21600" draw:enhanced-path="M 0 0 L 21600 0 21600 21600 0 21600 Z N"/>
      </draw:custom-shape>
      <draw:frame draw:id="id335" presentation:style-name="a588" draw:name="Title 1" svg:x="2.12425in" svg:y="0.66667in" svg:width="7.20908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12425in" svg:y="4.76164in" svg:width="7.20908in" svg:height="1.70151in" presentation:class="outline" presentation:placeholder="false">
        <draw:text-box>
          <text:list text:style-name="a591">
            <text:list-item>
              <text:p text:style-name="a590" text:class-names="" text:cond-style-name=""><text:span text:style-name="a589" text:class-names="">Edit Master text styles</text:span></text:p>
            </text:list-item>
          </text:list>
        </draw:text-box>
        <svg:title/>
        <svg:desc/>
      </draw:frame>
      <draw:frame draw:id="id337" presentation:style-name="a597" draw:name="Date Placeholder 3" svg:x="8.5in" svg:y="6.70941in" svg:width="0.83812in" svg:height="0.40482in" presentation:class="date-time" presentation:placeholder="false">
        <draw:text-box>
          <text:p text:style-name="a596" text:class-names="" text:cond-style-name=""><text:span text:style-name="a593" text:class-names=""><text:date text:fixed="false" style:data-style-name="a594">9/14/2017</text:date></text:span><text:span text:style-name="a595" text:class-names=""/></text:p>
        </draw:text-box>
        <svg:title/>
        <svg:desc/>
      </draw:frame>
      <draw:frame draw:id="id338" presentation:style-name="a600" draw:name="Footer Placeholder 4" svg:x="2.12425in" svg:y="6.7102in" svg:width="6.25163in" svg:height="0.39931in" presentation:class="footer" presentation:placeholder="false">
        <draw:text-box>
          <text:p text:style-name="a599" text:class-names="" text:cond-style-name=""><text:span text:style-name="a598" text:class-names=""/></text:p>
        </draw:text-box>
        <svg:title/>
        <svg:desc/>
      </draw:frame>
      <draw:custom-shape svg:x="0.00006in" svg:y="3.46296in" svg:width="1.48552in" svg:height="0.55556in" draw:id="id339" draw:style-name="a6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5909in" svg:y="3.54783in" svg:width="0.63974in" svg:height="0.39931in" presentation:class="page-number" presentation:placeholder="false">
        <draw:text-box>
          <text:p text:style-name="a604" text:class-names="" text:cond-style-name=""><text:span text:style-name="a602" text:class-names=""><text:page-number style:num-format="1" text:fixed="false">‹#›</text:page-number></text:span><text:span text:style-name="a603" text:class-names=""/></text:p>
        </draw:text-box>
        <svg:title/>
        <svg:desc/>
      </draw:frame>
    </style:master-page>
    <style:master-page style:name="Master1-Layout11-cust-Quote-with-Caption" style:page-layout-name="pageLayout1" draw:style-name="a631">
      <draw:g draw:name="Group 10" draw:id="id365">
        <svg:title/>
        <svg:desc/>
        <draw:custom-shape svg:x="0in" svg:y="2.8161in" svg:width="0.07647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233in" svg:y="0.00031in" svg:width="0.44784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40">
        <svg:title/>
        <svg:desc/>
        <draw:enhanced-geometry xmlns:dr3d="urn:oasis:names:tc:opendocument:xmlns:dr3d:1.0" draw:type="non-primitive" svg:viewBox="0 0 21600 21600" draw:enhanced-path="M 0 0 L 21600 0 21600 21600 0 21600 Z N"/>
      </draw:custom-shape>
      <draw:frame draw:id="id368" presentation:style-name="a636" draw:name="Title 1" svg:x="2.39296in" svg:y="0.66667in" svg:width="6.68153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2.64214in" svg:y="3.83333in" svg:width="6.18317in" svg:height="0.41667in" presentation:class="outline" presentation:placeholder="false">
        <draw:text-box>
          <text:list text:style-name="a639">
            <text:list-item>
              <text:p text:style-name="a638" text:class-names="" text:cond-style-name=""><text:span text:style-name="a637" text:class-names="">Edit Master text styles</text:span></text:p>
            </text:list-item>
          </text:list>
        </draw:text-box>
        <svg:title/>
        <svg:desc/>
      </draw:frame>
      <draw:frame draw:id="id370" presentation:style-name="a644" draw:name="Text Placeholder 2" svg:x="2.12425in" svg:y="4.76164in" svg:width="7.20908in" svg:height="1.70151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371" presentation:style-name="a649" draw:name="Date Placeholder 3" svg:x="8.5in" svg:y="6.70941in" svg:width="0.83812in" svg:height="0.40482in" presentation:class="date-time" presentation:placeholder="false">
        <draw:text-box>
          <text:p text:style-name="a648" text:class-names="" text:cond-style-name=""><text:span text:style-name="a645" text:class-names=""><text:date text:fixed="false" style:data-style-name="a646">9/14/2017</text:date></text:span><text:span text:style-name="a647" text:class-names=""/></text:p>
        </draw:text-box>
        <svg:title/>
        <svg:desc/>
      </draw:frame>
      <draw:frame draw:id="id372" presentation:style-name="a652" draw:name="Footer Placeholder 4" svg:x="2.12425in" svg:y="6.7102in" svg:width="6.25163in" svg:height="0.39931in" presentation:class="footer" presentation:placeholder="false">
        <draw:text-box>
          <text:p text:style-name="a651" text:class-names="" text:cond-style-name=""><text:span text:style-name="a650" text:class-names=""/></text:p>
        </draw:text-box>
        <svg:title/>
        <svg:desc/>
      </draw:frame>
      <draw:custom-shape svg:x="0.00006in" svg:y="3.46296in" svg:width="1.48552in" svg:height="0.55556in" draw:id="id373" draw:style-name="a653"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5909in" svg:y="3.54783in" svg:width="0.63974in" svg:height="0.39931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draw:frame draw:id="id375" draw:style-name="a660" draw:name="TextBox 13" svg:x="1.9776in" svg:y="0.70867in" svg:width="0.50013in" svg:height="0.63952in">
        <draw:text-box>
          <text:p text:style-name="a659" text:class-names="" text:cond-style-name=""><text:span text:style-name="a658" text:class-names="">“</text:span></text:p>
        </draw:text-box>
        <svg:title/>
        <svg:desc/>
      </draw:frame>
      <draw:frame draw:id="id376" draw:style-name="a663" draw:name="TextBox 14" svg:x="8.93431in" svg:y="3.17728in" svg:width="0.50013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7" draw:id="id401">
        <svg:title/>
        <svg:desc/>
        <draw:custom-shape svg:x="0in" svg:y="2.8161in" svg:width="0.07647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233in" svg:y="0.00031in" svg:width="0.44784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4">
        <svg:title/>
        <svg:desc/>
        <draw:enhanced-geometry xmlns:dr3d="urn:oasis:names:tc:opendocument:xmlns:dr3d:1.0" draw:type="non-primitive" svg:viewBox="0 0 21600 21600" draw:enhanced-path="M 0 0 L 21600 0 21600 21600 0 21600 Z N"/>
      </draw:custom-shape>
      <draw:frame draw:id="id404" presentation:style-name="a694" draw:name="Title 1" svg:x="2.12425in" svg:y="2.66667in" svg:width="7.20908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12425in" svg:y="5.66667in" svg:width="7.20908in" svg:height="0.79792in" presentation:class="outline" presentation:placeholder="false">
        <draw:text-box>
          <text:list text:style-name="a697">
            <text:list-item>
              <text:p text:style-name="a696" text:class-names="" text:cond-style-name=""><text:span text:style-name="a695" text:class-names="">Edit Master text styles</text:span></text:p>
            </text:list-item>
          </text:list>
        </draw:text-box>
        <svg:title/>
        <svg:desc/>
      </draw:frame>
      <draw:frame draw:id="id406" presentation:style-name="a703" draw:name="Date Placeholder 4" svg:x="8.5in" svg:y="6.70941in" svg:width="0.83812in" svg:height="0.40482in" presentation:class="date-time" presentation:placeholder="false">
        <draw:text-box>
          <text:p text:style-name="a702" text:class-names="" text:cond-style-name=""><text:span text:style-name="a699" text:class-names=""><text:date text:fixed="false" style:data-style-name="a700">9/14/2017</text:date></text:span><text:span text:style-name="a701" text:class-names=""/></text:p>
        </draw:text-box>
        <svg:title/>
        <svg:desc/>
      </draw:frame>
      <draw:frame draw:id="id407" presentation:style-name="a706" draw:name="Footer Placeholder 5" svg:x="2.12425in" svg:y="6.7102in" svg:width="6.25163in" svg:height="0.39931in" presentation:class="footer" presentation:placeholder="false">
        <draw:text-box>
          <text:p text:style-name="a705" text:class-names="" text:cond-style-name=""><text:span text:style-name="a704" text:class-names=""/></text:p>
        </draw:text-box>
        <svg:title/>
        <svg:desc/>
      </draw:frame>
      <draw:custom-shape svg:x="0.00006in" svg:y="5.37036in" svg:width="1.48552in" svg:height="0.55556in" draw:id="id408" draw:style-name="a70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5909in" svg:y="5.44957in" svg:width="0.63974in" svg:height="0.39931in" presentation:class="page-number" presentation:placeholder="false">
        <draw:text-box>
          <text:p text:style-name="a710" text:class-names="" text:cond-style-name=""><text:span text:style-name="a708" text:class-names=""><text:page-number style:num-format="1" text:fixed="false">‹#›</text:page-number></text:span><text:span text:style-name="a709" text:class-names=""/></text:p>
        </draw:text-box>
        <svg:title/>
        <svg:desc/>
      </draw:frame>
    </style:master-page>
    <style:master-page style:name="Master1-Layout13-cust-Quote-Name-Card" style:page-layout-name="pageLayout1" draw:style-name="a737">
      <draw:g draw:name="Group 13" draw:id="id434">
        <svg:title/>
        <svg:desc/>
        <draw:custom-shape svg:x="0in" svg:y="2.8161in" svg:width="0.07647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233in" svg:y="0.00031in" svg:width="0.44784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41">
        <svg:title/>
        <svg:desc/>
        <draw:enhanced-geometry xmlns:dr3d="urn:oasis:names:tc:opendocument:xmlns:dr3d:1.0" draw:type="non-primitive" svg:viewBox="0 0 21600 21600" draw:enhanced-path="M 0 0 L 21600 0 21600 21600 0 21600 Z N"/>
      </draw:custom-shape>
      <draw:frame draw:id="id437" presentation:style-name="a742" draw:name="Title 1" svg:x="2.39296in" svg:y="0.66667in" svg:width="6.68153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12425in" svg:y="4.75in" svg:width="7.31441in" svg:height="0.91667in" presentation:class="outline" presentation:placeholder="false">
        <draw:text-box>
          <text:list text:style-name="a745">
            <text:list-item>
              <text:p text:style-name="a744" text:class-names="" text:cond-style-name=""><text:span text:style-name="a743" text:class-names="">Edit Master text styles</text:span></text:p>
            </text:list-item>
          </text:list>
        </draw:text-box>
        <svg:title/>
        <svg:desc/>
      </draw:frame>
      <draw:frame draw:id="id439" presentation:style-name="a750" draw:name="Text Placeholder 3" svg:x="2.12425in" svg:y="5.66667in" svg:width="7.31441in" svg:height="0.79792in" presentation:class="outline" presentation:placeholder="false">
        <draw:text-box>
          <text:list text:style-name="a749">
            <text:list-item>
              <text:p text:style-name="a748" text:class-names="" text:cond-style-name=""><text:span text:style-name="a747" text:class-names="">Edit Master text styles</text:span></text:p>
            </text:list-item>
          </text:list>
        </draw:text-box>
        <svg:title/>
        <svg:desc/>
      </draw:frame>
      <draw:frame draw:id="id440" presentation:style-name="a755" draw:name="Date Placeholder 4" svg:x="8.5in" svg:y="6.70941in" svg:width="0.83812in" svg:height="0.40482in" presentation:class="date-time" presentation:placeholder="false">
        <draw:text-box>
          <text:p text:style-name="a754" text:class-names="" text:cond-style-name=""><text:span text:style-name="a751" text:class-names=""><text:date text:fixed="false" style:data-style-name="a752">9/14/2017</text:date></text:span><text:span text:style-name="a753" text:class-names=""/></text:p>
        </draw:text-box>
        <svg:title/>
        <svg:desc/>
      </draw:frame>
      <draw:frame draw:id="id441" presentation:style-name="a758" draw:name="Footer Placeholder 5" svg:x="2.12425in" svg:y="6.7102in" svg:width="6.25163in" svg:height="0.39931in" presentation:class="footer" presentation:placeholder="false">
        <draw:text-box>
          <text:p text:style-name="a757" text:class-names="" text:cond-style-name=""><text:span text:style-name="a756" text:class-names=""/></text:p>
        </draw:text-box>
        <svg:title/>
        <svg:desc/>
      </draw:frame>
      <draw:custom-shape svg:x="0.00006in" svg:y="5.37036in" svg:width="1.48552in" svg:height="0.55556in" draw:id="id442" draw:style-name="a75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5909in" svg:y="5.44957in" svg:width="0.63974in" svg:height="0.39931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draw:frame draw:id="id444" draw:style-name="a766" draw:name="TextBox 10" svg:x="1.9776in" svg:y="0.70867in" svg:width="0.50013in" svg:height="0.63952in">
        <draw:text-box>
          <text:p text:style-name="a765" text:class-names="" text:cond-style-name=""><text:span text:style-name="a764" text:class-names="">“</text:span></text:p>
        </draw:text-box>
        <svg:title/>
        <svg:desc/>
      </draw:frame>
      <draw:frame draw:id="id445" draw:style-name="a769" draw:name="TextBox 11" svg:x="8.93431in" svg:y="3.17728in" svg:width="0.50013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8" draw:id="id470">
        <svg:title/>
        <svg:desc/>
        <draw:custom-shape svg:x="0in" svg:y="2.8161in" svg:width="0.07647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233in" svg:y="0.00031in" svg:width="0.44784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6">
        <svg:title/>
        <svg:desc/>
        <draw:enhanced-geometry xmlns:dr3d="urn:oasis:names:tc:opendocument:xmlns:dr3d:1.0" draw:type="non-primitive" svg:viewBox="0 0 21600 21600" draw:enhanced-path="M 0 0 L 21600 0 21600 21600 0 21600 Z N"/>
      </draw:custom-shape>
      <draw:frame draw:id="id473" presentation:style-name="a800" draw:name="Title 1" svg:x="2.12425in" svg:y="0.68614in" svg:width="7.20908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12425in" svg:y="4.75in" svg:width="7.20908in" svg:height="0.91667in" presentation:class="outline" presentation:placeholder="false">
        <draw:text-box>
          <text:list text:style-name="a803">
            <text:list-item>
              <text:p text:style-name="a802" text:class-names="" text:cond-style-name=""><text:span text:style-name="a801" text:class-names="">Edit Master text styles</text:span></text:p>
            </text:list-item>
          </text:list>
        </draw:text-box>
        <svg:title/>
        <svg:desc/>
      </draw:frame>
      <draw:frame draw:id="id475" presentation:style-name="a808" draw:name="Text Placeholder 3" svg:x="2.12425in" svg:y="5.66667in" svg:width="7.20908in" svg:height="0.79792in" presentation:class="outline" presentation:placeholder="false">
        <draw:text-box>
          <text:list text:style-name="a807">
            <text:list-item>
              <text:p text:style-name="a806" text:class-names="" text:cond-style-name=""><text:span text:style-name="a805" text:class-names="">Edit Master text styles</text:span></text:p>
            </text:list-item>
          </text:list>
        </draw:text-box>
        <svg:title/>
        <svg:desc/>
      </draw:frame>
      <draw:frame draw:id="id476" presentation:style-name="a813" draw:name="Date Placeholder 4" svg:x="8.5in" svg:y="6.70941in" svg:width="0.83812in" svg:height="0.40482in" presentation:class="date-time" presentation:placeholder="false">
        <draw:text-box>
          <text:p text:style-name="a812" text:class-names="" text:cond-style-name=""><text:span text:style-name="a809" text:class-names=""><text:date text:fixed="false" style:data-style-name="a810">9/14/2017</text:date></text:span><text:span text:style-name="a811" text:class-names=""/></text:p>
        </draw:text-box>
        <svg:title/>
        <svg:desc/>
      </draw:frame>
      <draw:frame draw:id="id477" presentation:style-name="a816" draw:name="Footer Placeholder 5" svg:x="2.12425in" svg:y="6.7102in" svg:width="6.25163in" svg:height="0.39931in" presentation:class="footer" presentation:placeholder="false">
        <draw:text-box>
          <text:p text:style-name="a815" text:class-names="" text:cond-style-name=""><text:span text:style-name="a814" text:class-names=""/></text:p>
        </draw:text-box>
        <svg:title/>
        <svg:desc/>
      </draw:frame>
      <draw:custom-shape svg:x="0.00006in" svg:y="5.37036in" svg:width="1.48552in" svg:height="0.55556in" draw:id="id478" draw:style-name="a81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5909in" svg:y="5.44957in" svg:width="0.63974in" svg:height="0.39931in" presentation:class="page-number" presentation:placeholder="false">
        <draw:text-box>
          <text:p text:style-name="a820" text:class-names="" text:cond-style-name=""><text:span text:style-name="a818" text:class-names=""><text:page-number style:num-format="1" text:fixed="false">‹#›</text:page-number></text:span><text:span text:style-name="a819" text:class-names=""/></text:p>
        </draw:text-box>
        <svg:title/>
        <svg:desc/>
      </draw:frame>
    </style:master-page>
    <style:master-page style:name="Master1-Layout15-vertTx-Title-and-Vertical-Text" style:page-layout-name="pageLayout1" draw:style-name="a847">
      <draw:g draw:name="Group 7" draw:id="id504">
        <svg:title/>
        <svg:desc/>
        <draw:custom-shape svg:x="0in" svg:y="2.8161in" svg:width="0.07647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233in" svg:y="0.00031in" svg:width="0.44784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4">
        <svg:title/>
        <svg:desc/>
        <draw:enhanced-geometry xmlns:dr3d="urn:oasis:names:tc:opendocument:xmlns:dr3d:1.0" draw:type="non-primitive" svg:viewBox="0 0 21600 21600" draw:enhanced-path="M 0 0 L 21600 0 21600 21600 0 21600 Z N"/>
      </draw:custom-shape>
      <draw:frame draw:id="id507" presentation:style-name="a852" draw:name="Title 1" svg:x="2.1273in" svg:y="0.68253in" svg:width="7.2060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12425in" svg:y="2.33333in" svg:width="7.20908in" svg:height="4.25in" presentation:class="outline" presentation:placeholder="false">
        <draw:text-box>
          <text:list text:style-name="a855">
            <text:list-item>
              <text:p text:style-name="a854" text:class-names="" text:cond-style-name=""><text:span text:style-name="a853" text:class-names="">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8.5in" svg:y="6.70941in" svg:width="0.83812in" svg:height="0.40482in" presentation:class="date-time" presentation:placeholder="false">
        <draw:text-box>
          <text:p text:style-name="a873" text:class-names="" text:cond-style-name=""><text:span text:style-name="a870" text:class-names=""><text:date text:fixed="false" style:data-style-name="a871">9/14/2017</text:date></text:span><text:span text:style-name="a872" text:class-names=""/></text:p>
        </draw:text-box>
        <svg:title/>
        <svg:desc/>
      </draw:frame>
      <draw:frame draw:id="id510" presentation:style-name="a877" draw:name="Footer Placeholder 4" svg:x="2.12425in" svg:y="6.7102in" svg:width="6.25163in" svg:height="0.39931in" presentation:class="footer" presentation:placeholder="false">
        <draw:text-box>
          <text:p text:style-name="a876" text:class-names="" text:cond-style-name=""><text:span text:style-name="a875" text:class-names=""/></text:p>
        </draw:text-box>
        <svg:title/>
        <svg:desc/>
      </draw:frame>
      <draw:custom-shape svg:x="0.00006in" svg:y="0.77777in" svg:width="1.48552in" svg:height="0.55556in" draw:id="id511" draw:style-name="a87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5909in" svg:y="0.86153in" svg:width="0.63974in" svg:height="0.39931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style:master-page>
    <style:master-page style:name="Master1-Layout16-vertTitleAndTx-Vertical-Title-and-Text" style:page-layout-name="pageLayout1" draw:style-name="a908">
      <draw:g draw:name="Group 7" draw:id="id537">
        <svg:title/>
        <svg:desc/>
        <draw:custom-shape svg:x="0in" svg:y="2.8161in" svg:width="0.07647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09771in" svg:y="3.45202in" svg:width="0.49139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1318in" svg:y="5.95698in" svg:width="0.46307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7293in" svg:y="7.11264in" svg:width="0.13028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7647in" svg:y="3.50094in" svg:width="0.62451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699in" svg:y="0.25in" svg:width="0.08072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5948in" svg:y="3.21967in" svg:width="0.05948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58486in" svg:y="5.99163in" svg:width="0.14444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58911in" svg:y="1.52999in" svg:width="1.577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0098in" svg:y="7.14118in" svg:width="0.1232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58486in" svg:y="5.86118in" svg:width="0.02832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64575in" svg:y="6.82933in" svg:width="0.18126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233in" svg:y="0.00031in" svg:width="0.44784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49621in" svg:y="4.72055in" svg:width="0.38361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0.90933in" svg:y="6.41151in" svg:width="0.39055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47017in" svg:y="4.77294in" svg:width="0.49991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2157in" svg:y="1.40989in" svg:width="0.15796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00479in" svg:y="7.18679in" svg:width="0.12151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5281in" svg:y="4.49216in" svg:width="0.07464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7982in" svg:y="3.44029in" svg:width="1.27755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0.97008in" svg:y="7.21822in" svg:width="0.10936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87982in" svg:y="6.44922in" svg:width="0.12498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87982in" svg:y="6.31302in" svg:width="0.03472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0933in" svg:y="6.91439in" svg:width="0.19094in" svg:height="0.58041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4">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7.52246in" svg:y="0.68614in" svg:width="1.81117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12425in" svg:y="0.68614in" svg:width="5.15786in" svg:height="5.77845in" presentation:class="outline" presentation:placeholder="false">
        <draw:text-box>
          <text:list text:style-name="a916">
            <text:list-item>
              <text:p text:style-name="a915" text:class-names="" text:cond-style-name=""><text:span text:style-name="a914" text:class-names="">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8.5in" svg:y="6.70941in" svg:width="0.83812in" svg:height="0.40482in" presentation:class="date-time" presentation:placeholder="false">
        <draw:text-box>
          <text:p text:style-name="a934" text:class-names="" text:cond-style-name=""><text:span text:style-name="a931" text:class-names=""><text:date text:fixed="false" style:data-style-name="a932">9/14/2017</text:date></text:span><text:span text:style-name="a933" text:class-names=""/></text:p>
        </draw:text-box>
        <svg:title/>
        <svg:desc/>
      </draw:frame>
      <draw:frame draw:id="id543" presentation:style-name="a938" draw:name="Footer Placeholder 4" svg:x="2.12425in" svg:y="6.7102in" svg:width="6.25163in" svg:height="0.39931in" presentation:class="footer" presentation:placeholder="false">
        <draw:text-box>
          <text:p text:style-name="a937" text:class-names="" text:cond-style-name=""><text:span text:style-name="a936" text:class-names=""/></text:p>
        </draw:text-box>
        <svg:title/>
        <svg:desc/>
      </draw:frame>
      <draw:custom-shape svg:x="0.00006in" svg:y="0.77777in" svg:width="1.48552in" svg:height="0.55556in" draw:id="id544" draw:style-name="a93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5909in" svg:y="0.86153in" svg:width="0.63974in" svg:height="0.39931in" presentation:class="page-number" presentation:placeholder="false">
        <draw:text-box>
          <text:p text:style-name="a942" text:class-names="" text:cond-style-name=""><text:span text:style-name="a940" text:class-names=""><text:page-number style:num-format="1" text:fixed="false">‹#›</text:page-number></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cture 2</dc:title>
    <meta:initial-creator>David A Haynes II</meta:initial-creator>
    <dc:creator>Haynes, David (MDH)</dc:creator>
    <meta:creation-date>2015-01-27T17:22:07Z</meta:creation-date>
    <dc:date>2018-09-17T21:06:20Z</dc:date>
    <meta:template xlink:href="Wisp" xlink:type="simple"/>
    <meta:editing-cycles>18</meta:editing-cycles>
    <meta:editing-duration>PT25269S</meta:editing-duration>
    <meta:document-statistic meta:paragraph-count="144" meta:word-count="780"/>
  </office:meta>
</office:document-meta>
</file>